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Times New Roman" svg:font-family="'Times New Roman'"/>
    <style:font-face style:name="Verdana" svg:font-family="Verdana, Geneva, sans-serif"/>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margin-top="0.1665in" fo:margin-bottom="0in" style:contextual-spacing="false" fo:text-align="start" style:justify-single-word="false"/>
      <style:text-properties fo:font-size="8pt" style:font-size-asian="8pt" style:font-size-complex="8pt"/>
    </style:style>
    <style:style style:name="P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80" loext:opacity="100%" style:font-name="Verdana" fo:font-size="8pt" fo:letter-spacing="normal" fo:font-style="normal" fo:font-weight="normal" style:font-size-asian="8pt" style:font-size-complex="8pt"/>
    </style:style>
    <style:style style:name="P3"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80" loext:opacity="100%" style:font-name="Verdana" fo:font-size="8pt" fo:letter-spacing="normal" fo:font-style="normal" fo:font-weight="normal" style:font-size-asian="8pt" style:font-size-complex="8pt"/>
    </style:style>
    <style:style style:name="P4" style:family="paragraph" style:parent-style-name="Preformatted_20_Text">
      <style:paragraph-properties fo:orphans="2" fo:widows="2"/>
      <style:text-properties fo:font-variant="normal" fo:text-transform="none" fo:color="#000000" loext:opacity="100%" fo:font-size="8pt" fo:letter-spacing="normal" style:font-size-asian="8pt" style:font-size-complex="8pt"/>
    </style:style>
    <style:style style:name="P5" style:family="paragraph" style:parent-style-name="Preformatted_20_Text">
      <style:paragraph-properties fo:orphans="2" fo:widows="2"/>
      <style:text-properties fo:font-variant="normal" fo:text-transform="none" fo:color="#000000" loext:opacity="100%" fo:font-size="8pt" fo:letter-spacing="normal" fo:font-style="normal" fo:font-weight="normal" style:font-size-asian="8pt" style:font-size-complex="8pt"/>
    </style:style>
    <style:style style:name="P6" style:family="paragraph" style:parent-style-name="Preformatted_20_Text">
      <style:paragraph-properties fo:orphans="2" fo:widows="2"/>
      <style:text-properties fo:font-variant="normal" fo:text-transform="none" fo:color="#000080" loext:opacity="100%" fo:font-size="8pt" fo:letter-spacing="normal" fo:font-style="normal" fo:font-weight="bold" style:font-size-asian="8pt" style:font-size-complex="8pt"/>
    </style:style>
    <style:style style:name="P7" style:family="paragraph" style:parent-style-name="Preformatted_20_Text">
      <style:paragraph-properties fo:orphans="2" fo:widows="2"/>
      <style:text-properties fo:font-size="8pt" style:font-size-asian="8pt" style:font-size-complex="8pt"/>
    </style:style>
    <style:style style:name="P8" style:family="paragraph" style:parent-style-name="Preformatted_20_Text">
      <style:paragraph-properties fo:margin-left="0in" fo:margin-right="0in" fo:orphans="2" fo:widows="2" fo:text-indent="0in" style:auto-text-indent="false"/>
      <style:text-properties fo:font-variant="normal" fo:text-transform="none" fo:color="#000000" loext:opacity="100%" fo:font-size="8pt" fo:letter-spacing="normal" style:font-size-asian="8pt" style:font-size-complex="8pt"/>
    </style:style>
    <style:style style:name="P9" style:family="paragraph" style:parent-style-name="Preformatted_20_Text">
      <style:paragraph-properties fo:margin-left="0in" fo:margin-right="0in" fo:orphans="2" fo:widows="2" fo:text-indent="0in" style:auto-text-indent="false"/>
      <style:text-properties fo:font-variant="normal" fo:text-transform="none" fo:color="#000000" loext:opacity="100%" fo:font-size="8pt" fo:letter-spacing="normal" fo:font-style="normal" fo:font-weight="normal" style:font-size-asian="8pt" style:font-size-complex="8pt"/>
    </style:style>
    <style:style style:name="P10" style:family="paragraph" style:parent-style-name="Preformatted_20_Text">
      <style:paragraph-properties fo:margin-left="0.3937in" fo:margin-right="0in" fo:orphans="2" fo:widows="2" fo:text-indent="0in" style:auto-text-indent="false"/>
      <style:text-properties fo:font-variant="normal" fo:text-transform="none" fo:color="#000080" loext:opacity="100%" style:font-name="Times New Roman" fo:font-size="8pt" fo:letter-spacing="normal" fo:font-style="normal" fo:font-weight="normal" style:font-size-asian="8pt" style:font-size-complex="8pt"/>
    </style:style>
    <style:style style:name="P11" style:family="paragraph" style:parent-style-name="Preformatted_20_Text">
      <style:paragraph-properties fo:margin-left="0.3937in" fo:margin-right="0in" fo:orphans="2" fo:widows="2" fo:text-indent="0in" style:auto-text-indent="false"/>
      <style:text-properties fo:font-variant="normal" fo:text-transform="none" fo:color="#000080" loext:opacity="100%" fo:font-size="8pt" fo:letter-spacing="normal" style:font-size-asian="8pt" style:font-size-complex="8pt"/>
    </style:style>
    <style:style style:name="P12" style:family="paragraph" style:parent-style-name="Preformatted_20_Text">
      <style:paragraph-properties fo:margin-left="0.3937in" fo:margin-right="0in" fo:margin-top="0in" fo:margin-bottom="0.1965in" style:contextual-spacing="false" fo:orphans="2" fo:widows="2" fo:text-indent="0in" style:auto-text-indent="false"/>
      <style:text-properties fo:font-variant="normal" fo:text-transform="none" fo:color="#000080" loext:opacity="100%" style:font-name="Times New Roman" fo:font-size="8pt" fo:letter-spacing="normal" fo:font-style="normal" fo:font-weight="normal" style:font-size-asian="8pt" style:font-size-complex="8pt"/>
    </style:style>
    <style:style style:name="P13" style:family="paragraph" style:parent-style-name="Preformatted_20_Text">
      <style:paragraph-properties fo:margin-left="0.3937in" fo:margin-right="0in" fo:margin-top="0in" fo:margin-bottom="0.1965in" style:contextual-spacing="false"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0000" loext:opacity="100%" style:font-name="Times New Roman" fo:font-size="8pt" fo:letter-spacing="normal" fo:font-style="normal" fo:font-weight="normal" style:font-size-asian="8pt" style:font-size-complex="8pt"/>
    </style:style>
    <style:style style:name="P14" style:family="paragraph" style:parent-style-name="Preformatted_20_Text">
      <style:paragraph-properties fo:margin-left="0.3937in" fo:margin-right="0in" fo:margin-top="0in" fo:margin-bottom="0.1965in" style:contextual-spacing="false"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0000" loext:opacity="100%" fo:font-size="8pt" fo:letter-spacing="normal" style:font-size-asian="8pt" style:font-size-complex="8pt"/>
    </style:style>
    <style:style style:name="P15" style:family="paragraph" style:parent-style-name="Preformatted_20_Text">
      <style:paragraph-properties fo:margin-left="0.3937in" fo:margin-right="0in" fo:margin-top="0in" fo:margin-bottom="0.1965in" style:contextual-spacing="false"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0080" loext:opacity="100%" style:font-name="Times New Roman" fo:font-size="8pt" fo:letter-spacing="normal" fo:font-style="normal" fo:font-weight="bold" style:font-size-asian="8pt" style:font-size-complex="8pt"/>
    </style:style>
    <style:style style:name="P16" style:family="paragraph" style:parent-style-name="Preformatted_20_Text">
      <style:paragraph-properties fo:margin-left="0.3937in" fo:margin-right="0in"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0000" loext:opacity="100%" style:font-name="Times New Roman" fo:font-size="8pt" fo:letter-spacing="normal" fo:font-style="normal" fo:font-weight="normal" style:font-size-asian="8pt" style:font-size-complex="8pt"/>
    </style:style>
    <style:style style:name="P17" style:family="paragraph" style:parent-style-name="Preformatted_20_Text">
      <style:paragraph-properties fo:margin-left="0.3937in" fo:margin-right="0in"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0000" loext:opacity="100%" fo:font-size="8pt" fo:letter-spacing="normal" style:font-size-asian="8pt" style:font-size-complex="8pt"/>
    </style:style>
    <style:style style:name="P18" style:family="paragraph" style:parent-style-name="Preformatted_20_Text">
      <style:paragraph-properties fo:margin-left="0.3937in" fo:margin-right="0in"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0080" loext:opacity="100%" style:font-name="Times New Roman" fo:font-size="8pt" fo:letter-spacing="normal" fo:font-style="normal" fo:font-weight="bold" style:font-size-asian="8pt" style:font-size-complex="8pt"/>
    </style:style>
    <style:style style:name="P19" style:family="paragraph" style:parent-style-name="Preformatted_20_Text">
      <style:paragraph-properties fo:margin-left="0.3937in" fo:margin-right="0in" fo:orphans="2" fo:widows="2" fo:text-indent="0in" style:auto-text-indent="false" fo:padding-left="0.0193in" fo:padding-right="0in" fo:padding-top="0in" fo:padding-bottom="0in" fo:border-left="0.06pt dotted #800000" fo:border-right="none" fo:border-top="none" fo:border-bottom="none"/>
      <style:text-properties fo:font-variant="normal" fo:text-transform="none" fo:color="#00a000" loext:opacity="100%" style:font-name="Times New Roman" fo:font-size="8pt" fo:letter-spacing="normal" fo:font-style="normal" fo:font-weight="normal" style:font-size-asian="8pt" style:font-size-complex="8pt"/>
    </style:style>
    <style:style style:name="P20" style:family="paragraph" style:parent-style-name="Preformatted_20_Text">
      <style:paragraph-properties fo:margin-left="0.3937in" fo:margin-right="0in" fo:orphans="2" fo:widows="2" fo:text-indent="0in" style:auto-text-indent="false" fo:padding-left="0.0193in" fo:padding-right="0in" fo:padding-top="0in" fo:padding-bottom="0in" fo:border-left="0.06pt dotted #800000" fo:border-right="none" fo:border-top="none" fo:border-bottom="none"/>
      <style:text-properties fo:font-size="8pt" style:font-size-asian="8pt" style:font-size-complex="8pt"/>
    </style:style>
    <style:style style:name="P21" style:family="paragraph" style:parent-style-name="Preformatted_20_Text">
      <style:paragraph-properties fo:margin-top="0in" fo:margin-bottom="0.1965in" style:contextual-spacing="false" fo:orphans="2" fo:widows="2"/>
      <style:text-properties fo:font-variant="normal" fo:text-transform="none" fo:color="#000000" loext:opacity="100%" fo:font-size="8pt" fo:letter-spacing="normal" style:font-size-asian="8pt" style:font-size-complex="8pt"/>
    </style:style>
    <style:style style:name="P22" style:family="paragraph" style:parent-style-name="Preformatted_20_Text">
      <style:paragraph-properties fo:margin-top="0in" fo:margin-bottom="0.1965in" style:contextual-spacing="false" fo:orphans="2" fo:widows="2"/>
      <style:text-properties fo:font-variant="normal" fo:text-transform="none" fo:color="#000000" loext:opacity="100%" fo:font-size="8pt" fo:letter-spacing="normal" fo:font-style="normal" fo:font-weight="normal" style:font-size-asian="8pt" style:font-size-complex="8pt"/>
    </style:style>
    <style:style style:name="P23" style:family="paragraph" style:parent-style-name="Standard">
      <style:text-properties fo:font-size="8pt" style:font-size-asian="8pt" style:font-size-complex="8pt"/>
    </style:style>
    <style:style style:name="P24" style:family="paragraph" style:parent-style-name="Table_20_Contents">
      <style:text-properties fo:color="#df6c00" loext:opacity="100%" fo:font-size="8pt" style:font-size-asian="8pt" style:font-size-complex="8pt"/>
    </style:style>
    <style:style style:name="P25" style:family="paragraph" style:parent-style-name="Table_20_Contents">
      <style:text-properties fo:font-size="8pt" style:font-size-asian="8pt" style:font-size-complex="8pt"/>
    </style:style>
    <style:style style:name="P26" style:family="paragraph" style:parent-style-name="Table_20_Contents">
      <style:paragraph-properties fo:margin-top="0in" fo:margin-bottom="0.1965in" style:contextual-spacing="false" fo:text-align="end" style:justify-single-word="false"/>
      <style:text-properties fo:font-size="8pt" style:font-size-asian="8pt" style:font-size-complex="8pt"/>
    </style:style>
    <style:style style:name="P27" style:family="paragraph" style:parent-style-name="Text_20_body">
      <style:text-properties fo:font-size="8pt" style:text-underline-style="solid" style:text-underline-width="auto" style:text-underline-color="font-color" fo:font-weight="bold" officeooo:rsid="0017d1f1" officeooo:paragraph-rsid="0017d1f1" style:font-size-asian="8pt" style:font-weight-asian="bold" style:font-size-complex="8pt" style:font-weight-complex="bold"/>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Text_20_body">
      <style:paragraph-properties fo:margin-left="0in" fo:margin-right="0in" fo:orphans="2" fo:widows="2" fo:text-indent="0in" style:auto-text-indent="false"/>
      <style:text-properties fo:font-variant="normal" fo:text-transform="none" fo:color="#000080" loext:opacity="100%" style:font-name="Times New Roman" fo:font-size="8pt" fo:letter-spacing="normal" fo:font-style="normal" fo:font-weight="normal" style:font-size-asian="8pt" style:font-size-complex="8pt"/>
    </style:style>
    <style:style style:name="T1" style:family="text">
      <style:text-properties fo:font-style="normal" fo:font-weight="normal"/>
    </style:style>
    <style:style style:name="T2" style:family="text">
      <style:text-properties fo:font-variant="normal" fo:text-transform="none" fo:color="#800000" loext:opacity="100%" style:font-name="Verdana" fo:font-style="normal" fo:font-weight="normal"/>
    </style:style>
    <style:style style:name="T3" style:family="text">
      <style:text-properties fo:font-variant="normal" fo:text-transform="none" fo:color="#800000" loext:opacity="100%" style:font-name="Verdana" fo:font-size="10pt" fo:font-style="normal" fo:font-weight="normal" style:font-size-asian="10pt" style:font-size-complex="10pt"/>
    </style:style>
    <style:style style:name="T4" style:family="text">
      <style:text-properties fo:font-variant="normal" fo:text-transform="none" fo:color="#800000" loext:opacity="100%" style:font-name="Verdana" fo:font-size="8pt" fo:font-style="normal" fo:font-weight="normal" style:font-size-asian="8pt" style:font-size-complex="8pt"/>
    </style:style>
    <style:style style:name="T5" style:family="text">
      <style:text-properties fo:font-variant="normal" fo:text-transform="none" fo:color="#000080" loext:opacity="100%" style:font-name="Times New Roman" fo:font-size="14pt" fo:letter-spacing="normal" fo:font-style="normal" fo:font-weight="normal"/>
    </style:style>
    <style:style style:name="T6" style:family="text">
      <style:text-properties fo:font-variant="normal" fo:text-transform="none" fo:color="#000080" loext:opacity="100%" style:font-name="Times New Roman" fo:letter-spacing="normal" fo:font-style="normal" fo:font-weight="normal"/>
    </style:style>
    <style:style style:name="T7" style:family="text">
      <style:text-properties fo:font-variant="normal" fo:text-transform="none" fo:color="#000080" loext:opacity="100%" style:font-name="Times New Roman" fo:font-size="10pt" fo:letter-spacing="normal" fo:font-style="normal" fo:font-weight="normal" style:font-size-asian="10pt" style:font-size-complex="10pt"/>
    </style:style>
    <style:style style:name="T8" style:family="text">
      <style:text-properties fo:font-variant="normal" fo:text-transform="none" fo:color="#000080" loext:opacity="100%" style:font-name="Times New Roman" fo:font-size="8pt" fo:letter-spacing="normal" fo:font-style="normal" fo:font-weight="normal" style:font-size-asian="8pt" style:font-size-complex="8pt"/>
    </style:style>
    <style:style style:name="T9" style:family="text">
      <style:text-properties fo:font-variant="normal" fo:text-transform="none" fo:color="#000080" loext:opacity="100%" fo:letter-spacing="normal"/>
    </style:style>
    <style:style style:name="T10" style:family="text">
      <style:text-properties fo:font-variant="normal" fo:text-transform="none" fo:color="#000080" loext:opacity="100%" fo:letter-spacing="normal" fo:font-style="normal" fo:font-weight="normal"/>
    </style:style>
    <style:style style:name="T11" style:family="text">
      <style:text-properties fo:font-variant="normal" fo:text-transform="none" fo:color="#000080" loext:opacity="100%" fo:font-size="10pt" fo:letter-spacing="normal" style:font-size-asian="10pt" style:font-size-complex="10pt"/>
    </style:style>
    <style:style style:name="T12" style:family="text">
      <style:text-properties fo:font-variant="normal" fo:text-transform="none" fo:color="#000080" loext:opacity="100%" fo:font-size="10pt" fo:letter-spacing="normal" fo:font-style="normal" fo:font-weight="normal" style:font-size-asian="10pt" style:font-size-complex="10pt"/>
    </style:style>
    <style:style style:name="T13" style:family="text">
      <style:text-properties fo:font-variant="normal" fo:text-transform="none" fo:color="#000080" loext:opacity="100%" fo:font-size="8pt" fo:letter-spacing="normal" style:font-size-asian="8pt" style:font-size-complex="8pt"/>
    </style:style>
    <style:style style:name="T14" style:family="text">
      <style:text-properties fo:font-variant="normal" fo:text-transform="none" fo:color="#000080" loext:opacity="100%" fo:font-size="8pt" fo:letter-spacing="normal" fo:font-style="normal" fo:font-weight="normal" style:font-size-asian="8pt" style:font-size-complex="8pt"/>
    </style:style>
    <style:style style:name="T15" style:family="text">
      <style:text-properties fo:font-variant="normal" fo:text-transform="none" fo:color="#df6c00" loext:opacity="100%" style:font-name="Times New Roman" fo:font-size="14pt" fo:letter-spacing="normal" fo:font-style="normal" fo:font-weight="normal"/>
    </style:style>
    <style:style style:name="T16" style:family="text">
      <style:text-properties fo:font-variant="normal" fo:text-transform="none" fo:color="#df6c00" loext:opacity="100%" style:font-name="Times New Roman" fo:letter-spacing="normal" fo:font-style="normal" fo:font-weight="normal"/>
    </style:style>
    <style:style style:name="T17" style:family="text">
      <style:text-properties fo:font-variant="normal" fo:text-transform="none" fo:color="#df6c00" loext:opacity="100%" style:font-name="Times New Roman" fo:font-size="10pt" fo:letter-spacing="normal" fo:font-style="normal" fo:font-weight="normal" style:font-size-asian="10pt" style:font-size-complex="10pt"/>
    </style:style>
    <style:style style:name="T18" style:family="text">
      <style:text-properties fo:font-variant="normal" fo:text-transform="none" fo:color="#df6c00" loext:opacity="100%" style:font-name="Times New Roman" fo:font-size="8pt" fo:letter-spacing="normal" fo:font-style="normal" fo:font-weight="normal" style:font-size-asian="8pt" style:font-size-complex="8pt"/>
    </style:style>
    <style:style style:name="T19" style:family="text">
      <style:text-properties fo:color="#000080" loext:opacity="100%" style:text-line-through-style="none" style:text-line-through-type="none" style:font-name="Arial" fo:font-size="16.5pt" style:text-underline-style="none" fo:font-weight="bold" style:text-blinking="false"/>
    </style:style>
    <style:style style:name="T20" style:family="text">
      <style:text-properties fo:color="#000080" loext:opacity="100%" style:text-line-through-style="none" style:text-line-through-type="none" style:font-name="Arial" style:text-underline-style="none" fo:font-weight="bold" style:text-blinking="false"/>
    </style:style>
    <style:style style:name="T21" style:family="text">
      <style:text-properties fo:color="#000080" loext:opacity="100%" style:text-line-through-style="none" style:text-line-through-type="none" style:font-name="Arial" fo:font-size="10pt" style:text-underline-style="none" fo:font-weight="bold" style:text-blinking="false" style:font-size-asian="10pt" style:font-size-complex="10pt"/>
    </style:style>
    <style:style style:name="T22" style:family="text">
      <style:text-properties fo:color="#000080" loext:opacity="100%" style:text-line-through-style="none" style:text-line-through-type="none" style:font-name="Arial" fo:font-size="8pt" style:text-underline-style="none" fo:font-weight="bold" style:text-blinking="false" style:font-size-asian="8pt" style:font-size-complex="8pt"/>
    </style:style>
    <style:style style:name="T23" style:family="text">
      <style:text-properties fo:color="#000080" loext:opacity="100%" style:font-name="Times New Roman" fo:font-size="14pt" fo:font-style="normal" fo:font-weight="bold"/>
    </style:style>
    <style:style style:name="T24" style:family="text">
      <style:text-properties fo:color="#000080" loext:opacity="100%" style:font-name="Times New Roman" fo:font-size="14pt" fo:letter-spacing="normal" fo:font-weight="normal"/>
    </style:style>
    <style:style style:name="T25" style:family="text">
      <style:text-properties fo:color="#000080" loext:opacity="100%" style:font-name="Times New Roman" fo:font-style="normal" fo:font-weight="bold"/>
    </style:style>
    <style:style style:name="T26" style:family="text">
      <style:text-properties fo:color="#000080" loext:opacity="100%" style:font-name="Times New Roman" fo:letter-spacing="normal" fo:font-weight="normal"/>
    </style:style>
    <style:style style:name="T27" style:family="text">
      <style:text-properties fo:color="#000080" loext:opacity="100%" style:font-name="Times New Roman" fo:font-size="10pt" fo:letter-spacing="normal" fo:font-weight="normal" style:font-size-asian="10pt" style:font-size-complex="10pt"/>
    </style:style>
    <style:style style:name="T28" style:family="text">
      <style:text-properties fo:color="#000080" loext:opacity="100%" style:font-name="Times New Roman" fo:font-size="8pt" fo:letter-spacing="normal" fo:font-weight="normal" style:font-size-asian="8pt" style:font-size-complex="8pt"/>
    </style:style>
    <style:style style:name="T29" style:family="text">
      <style:text-properties fo:color="#000080" loext:opacity="100%" fo:font-weight="bold"/>
    </style:style>
    <style:style style:name="T30" style:family="text">
      <style:text-properties fo:color="#000080" loext:opacity="100%" fo:font-style="normal" fo:font-weight="bold"/>
    </style:style>
    <style:style style:name="T31" style:family="text">
      <style:text-properties style:font-name="Times New Roman" fo:font-style="normal" fo:font-weight="normal"/>
    </style:style>
    <style:style style:name="T32" style:family="text">
      <style:text-properties style:font-name="Times New Roman" fo:font-size="14pt" fo:font-style="normal" fo:font-weight="normal"/>
    </style:style>
    <style:style style:name="T33" style:family="text">
      <style:text-properties fo:color="#900090" loext:opacity="100%"/>
    </style:style>
    <style:style style:name="T34" style:family="text">
      <style:text-properties fo:color="#900090" loext:opacity="100%" style:font-name="Times New Roman" fo:font-size="14pt" fo:font-style="normal" fo:font-weight="normal"/>
    </style:style>
    <style:style style:name="T35" style:family="text">
      <style:text-properties fo:color="#900090" loext:opacity="100%" style:font-name="Times New Roman" fo:font-style="normal" fo:font-weight="normal"/>
    </style:style>
    <style:style style:name="T36" style:family="text">
      <style:text-properties fo:color="#900090" loext:opacity="100%" fo:font-style="normal" fo:font-weight="normal"/>
    </style:style>
    <style:style style:name="T37" style:family="text">
      <style:text-properties fo:color="#009090" loext:opacity="100%"/>
    </style:style>
    <style:style style:name="T38" style:family="text">
      <style:text-properties fo:color="#009090" loext:opacity="100%" style:font-name="Times New Roman" fo:font-size="14pt" fo:font-style="normal" fo:font-weight="normal"/>
    </style:style>
    <style:style style:name="T39" style:family="text">
      <style:text-properties fo:color="#009090" loext:opacity="100%" style:font-name="Times New Roman" fo:font-style="normal" fo:font-weight="normal"/>
    </style:style>
    <style:style style:name="T40" style:family="text">
      <style:text-properties fo:color="#009090" loext:opacity="100%" fo:font-style="normal" fo:font-weight="normal"/>
    </style:style>
    <style:style style:name="T41" style:family="text">
      <style:text-properties fo:color="#00a000" loext:opacity="100%"/>
    </style:style>
    <style:style style:name="T42" style:family="text">
      <style:text-properties fo:color="#00a000" loext:opacity="100%" style:font-name="Times New Roman" fo:font-size="14pt" fo:font-style="normal" fo:font-weight="normal"/>
    </style:style>
    <style:style style:name="T43" style:family="text">
      <style:text-properties fo:color="#00a000" loext:opacity="100%" style:font-name="Times New Roman" fo:font-style="normal" fo:font-weight="normal"/>
    </style:style>
    <style:style style:name="T44" style:family="text">
      <style:text-properties fo:color="#00a000" loext:opacity="100%" fo:font-style="normal" fo:font-weight="normal"/>
    </style:style>
  </office:automatic-styles>
  <office:body>
    <office:text text:use-soft-page-breaks="true">
      <office:forms form:automatic-focus="false" form:apply-design-mode="false">
        <form:form form:apply-filter="true" form:method="post" form:control-implementation="ooo:com.sun.star.form.component.Form" office:target-frame="" xlink:href="http://lua-users.org/wiki/FindP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7">Switch Statement</text:p>
      <text:h text:style-name="P3" text:outline-level="3">The problem</text:h>
      <text:p text:style-name="P28"><text:span text:style-name="T8">Lua lacks a C-style </text:span><text:span text:style-name="Source_20_Text"><text:span text:style-name="T8">switch</text:span></text:span><text:a xlink:type="simple" xlink:href="http://en.wikipedia.org/wiki/Switch_statement" text:style-name="Internet_20_link" text:visited-style-name="Visited_20_Internet_20_Link"><text:span text:style-name="T18">[1]</text:span></text:a><text:span text:style-name="T8"> statement. This issue has come up a number of times on the mailing list. There are ways to emulate the same effect as discussed here.</text:span></text:p>
      <text:p text:style-name="P29">The first question to ask is why we might want a switch statement rather than a comparison chain as such:</text:p>
      <text:p text:style-name="P16"><text:span text:style-name="T29">local</text:span> is_canadian = <text:span text:style-name="T29">false</text:span></text:p>
      <text:p text:style-name="P16"><text:span text:style-name="T29">function</text:span> sayit(letters)</text:p>
      <text:p text:style-name="P17"><text:s text:c="2"/><text:span text:style-name="T25">for</text:span><text:span text:style-name="T31"> _,v </text:span><text:span text:style-name="T25">in</text:span><text:span text:style-name="T31"> </text:span><text:span text:style-name="T35">ipairs</text:span><text:span text:style-name="T31">(letters) </text:span><text:span text:style-name="T25">do</text:span></text:p>
      <text:p text:style-name="P17"><text:s text:c="4"/><text:span text:style-name="T25">if</text:span><text:span text:style-name="T31"> <text:s text:c="4"/>v == </text:span><text:span text:style-name="T39">"a"</text:span><text:span text:style-name="T31"> </text:span><text:span text:style-name="T25">then</text:span><text:span text:style-name="T31"> </text:span><text:span text:style-name="T35">print</text:span><text:span text:style-name="T31">(</text:span><text:span text:style-name="T39">"aah"</text:span><text:span text:style-name="T31">)</text:span></text:p>
      <text:p text:style-name="P17"><text:s text:c="4"/><text:span text:style-name="T25">elseif</text:span><text:span text:style-name="T31"> v == </text:span><text:span text:style-name="T39">"b"</text:span><text:span text:style-name="T31"> </text:span><text:span text:style-name="T25">then</text:span><text:span text:style-name="T31"> </text:span><text:span text:style-name="T35">print</text:span><text:span text:style-name="T31">(</text:span><text:span text:style-name="T39">"bee"</text:span><text:span text:style-name="T31">)</text:span></text:p>
      <text:p text:style-name="P17"><text:s text:c="4"/><text:span text:style-name="T25">elseif</text:span><text:span text:style-name="T31"> v == </text:span><text:span text:style-name="T39">"c"</text:span><text:span text:style-name="T31"> </text:span><text:span text:style-name="T25">then</text:span><text:span text:style-name="T31"> </text:span><text:span text:style-name="T35">print</text:span><text:span text:style-name="T31">(</text:span><text:span text:style-name="T39">"see"</text:span><text:span text:style-name="T31">)</text:span></text:p>
      <text:p text:style-name="P17"><text:s text:c="4"/><text:span text:style-name="T25">elseif</text:span><text:span text:style-name="T31"> v == </text:span><text:span text:style-name="T39">"d"</text:span><text:span text:style-name="T31"> </text:span><text:span text:style-name="T25">then</text:span><text:span text:style-name="T31"> </text:span><text:span text:style-name="T35">print</text:span><text:span text:style-name="T31">(</text:span><text:span text:style-name="T39">"dee"</text:span><text:span text:style-name="T31">)</text:span></text:p>
      <text:p text:style-name="P17"><text:s text:c="4"/><text:span text:style-name="T25">elseif</text:span><text:span text:style-name="T31"> v == </text:span><text:span text:style-name="T39">"e"</text:span><text:span text:style-name="T31"> </text:span><text:span text:style-name="T25">then</text:span><text:span text:style-name="T31"> </text:span><text:span text:style-name="T35">print</text:span><text:span text:style-name="T31">(</text:span><text:span text:style-name="T39">"eee"</text:span><text:span text:style-name="T31">)</text:span></text:p>
      <text:p text:style-name="P17"><text:s text:c="4"/><text:span text:style-name="T25">elseif</text:span><text:span text:style-name="T31"> v == </text:span><text:span text:style-name="T39">"f"</text:span><text:span text:style-name="T31"> </text:span><text:span text:style-name="T25">then</text:span><text:span text:style-name="T31"> </text:span><text:span text:style-name="T35">print</text:span><text:span text:style-name="T31">(</text:span><text:span text:style-name="T39">"eff"</text:span><text:span text:style-name="T31">)</text:span></text:p>
      <text:p text:style-name="P17"><text:s text:c="4"/><text:span text:style-name="T25">elseif</text:span><text:span text:style-name="T31"> v == </text:span><text:span text:style-name="T39">"g"</text:span><text:span text:style-name="T31"> </text:span><text:span text:style-name="T25">then</text:span><text:span text:style-name="T31"> </text:span><text:span text:style-name="T35">print</text:span><text:span text:style-name="T31">(</text:span><text:span text:style-name="T39">"gee"</text:span><text:span text:style-name="T31">)</text:span></text:p>
      <text:p text:style-name="P17"><text:s text:c="4"/><text:span text:style-name="T25">elseif</text:span><text:span text:style-name="T31"> v == </text:span><text:span text:style-name="T39">"h"</text:span><text:span text:style-name="T31"> </text:span><text:span text:style-name="T25">then</text:span><text:span text:style-name="T31"> </text:span><text:span text:style-name="T35">print</text:span><text:span text:style-name="T31">(</text:span><text:span text:style-name="T39">"aych"</text:span><text:span text:style-name="T31">)</text:span></text:p>
      <text:p text:style-name="P17"><text:s text:c="4"/><text:span text:style-name="T25">elseif</text:span><text:span text:style-name="T31"> v == </text:span><text:span text:style-name="T39">"i"</text:span><text:span text:style-name="T31"> </text:span><text:span text:style-name="T25">then</text:span><text:span text:style-name="T31"> </text:span><text:span text:style-name="T35">print</text:span><text:span text:style-name="T31">(</text:span><text:span text:style-name="T39">"eye"</text:span><text:span text:style-name="T31">)</text:span></text:p>
      <text:p text:style-name="P17"><text:s text:c="4"/><text:span text:style-name="T25">elseif</text:span><text:span text:style-name="T31"> v == </text:span><text:span text:style-name="T39">"j"</text:span><text:span text:style-name="T31"> </text:span><text:span text:style-name="T25">then</text:span><text:span text:style-name="T31"> </text:span><text:span text:style-name="T35">print</text:span><text:span text:style-name="T31">(</text:span><text:span text:style-name="T39">"jay"</text:span><text:span text:style-name="T31">)</text:span></text:p>
      <text:p text:style-name="P17"><text:s text:c="4"/><text:span text:style-name="T25">elseif</text:span><text:span text:style-name="T31"> v == </text:span><text:span text:style-name="T39">"k"</text:span><text:span text:style-name="T31"> </text:span><text:span text:style-name="T25">then</text:span><text:span text:style-name="T31"> </text:span><text:span text:style-name="T35">print</text:span><text:span text:style-name="T31">(</text:span><text:span text:style-name="T39">"kay"</text:span><text:span text:style-name="T31">)</text:span></text:p>
      <text:p text:style-name="P17"><text:s text:c="4"/><text:span text:style-name="T25">elseif</text:span><text:span text:style-name="T31"> v == </text:span><text:span text:style-name="T39">"l"</text:span><text:span text:style-name="T31"> </text:span><text:span text:style-name="T25">then</text:span><text:span text:style-name="T31"> </text:span><text:span text:style-name="T35">print</text:span><text:span text:style-name="T31">(</text:span><text:span text:style-name="T39">"el"</text:span><text:span text:style-name="T31">)</text:span></text:p>
      <text:p text:style-name="P17"><text:s text:c="4"/><text:span text:style-name="T25">elseif</text:span><text:span text:style-name="T31"> v == </text:span><text:span text:style-name="T39">"m"</text:span><text:span text:style-name="T31"> </text:span><text:span text:style-name="T25">then</text:span><text:span text:style-name="T31"> </text:span><text:span text:style-name="T35">print</text:span><text:span text:style-name="T31">(</text:span><text:span text:style-name="T39">"em"</text:span><text:span text:style-name="T31">)</text:span></text:p>
      <text:p text:style-name="P17"><text:s text:c="4"/><text:span text:style-name="T25">elseif</text:span><text:span text:style-name="T31"> v == </text:span><text:span text:style-name="T39">"n"</text:span><text:span text:style-name="T31"> </text:span><text:span text:style-name="T25">then</text:span><text:span text:style-name="T31"> </text:span><text:span text:style-name="T35">print</text:span><text:span text:style-name="T31">(</text:span><text:span text:style-name="T39">"en"</text:span><text:span text:style-name="T31">)</text:span></text:p>
      <text:p text:style-name="P17"><text:s text:c="4"/><text:span text:style-name="T25">elseif</text:span><text:span text:style-name="T31"> v == </text:span><text:span text:style-name="T39">"o"</text:span><text:span text:style-name="T31"> </text:span><text:span text:style-name="T25">then</text:span><text:span text:style-name="T31"> </text:span><text:span text:style-name="T35">print</text:span><text:span text:style-name="T31">(</text:span><text:span text:style-name="T39">"ooh"</text:span><text:span text:style-name="T31">)</text:span></text:p>
      <text:p text:style-name="P17"><text:s text:c="4"/><text:span text:style-name="T25">elseif</text:span><text:span text:style-name="T31"> v == </text:span><text:span text:style-name="T39">"p"</text:span><text:span text:style-name="T31"> </text:span><text:span text:style-name="T25">then</text:span><text:span text:style-name="T31"> </text:span><text:span text:style-name="T35">print</text:span><text:span text:style-name="T31">(</text:span><text:span text:style-name="T39">"pee"</text:span><text:span text:style-name="T31">)</text:span></text:p>
      <text:p text:style-name="P17"><text:s text:c="4"/><text:span text:style-name="T25">elseif</text:span><text:span text:style-name="T31"> v == </text:span><text:span text:style-name="T39">"q"</text:span><text:span text:style-name="T31"> </text:span><text:span text:style-name="T25">then</text:span><text:span text:style-name="T31"> </text:span><text:span text:style-name="T35">print</text:span><text:span text:style-name="T31">(</text:span><text:span text:style-name="T39">"queue"</text:span><text:span text:style-name="T31">)</text:span></text:p>
      <text:p text:style-name="P17"><text:s text:c="4"/><text:span text:style-name="T25">elseif</text:span><text:span text:style-name="T31"> v == </text:span><text:span text:style-name="T39">"r"</text:span><text:span text:style-name="T31"> </text:span><text:span text:style-name="T25">then</text:span><text:span text:style-name="T31"> </text:span><text:span text:style-name="T35">print</text:span><text:span text:style-name="T31">(</text:span><text:span text:style-name="T39">"arr"</text:span><text:span text:style-name="T31">)</text:span></text:p>
      <text:p text:style-name="P17"><text:s text:c="4"/><text:span text:style-name="T25">elseif</text:span><text:span text:style-name="T31"> v == </text:span><text:span text:style-name="T39">"s"</text:span><text:span text:style-name="T31"> </text:span><text:span text:style-name="T25">then</text:span><text:span text:style-name="T31"> </text:span><text:span text:style-name="T35">print</text:span><text:span text:style-name="T31">(</text:span><text:span text:style-name="T39">"ess"</text:span><text:span text:style-name="T31">)</text:span></text:p>
      <text:p text:style-name="P17"><text:s text:c="4"/><text:span text:style-name="T25">elseif</text:span><text:span text:style-name="T31"> v == </text:span><text:span text:style-name="T39">"t"</text:span><text:span text:style-name="T31"> </text:span><text:span text:style-name="T25">then</text:span><text:span text:style-name="T31"> </text:span><text:span text:style-name="T35">print</text:span><text:span text:style-name="T31">(</text:span><text:span text:style-name="T39">"tee"</text:span><text:span text:style-name="T31">)</text:span></text:p>
      <text:p text:style-name="P17"><text:s text:c="4"/><text:span text:style-name="T25">elseif</text:span><text:span text:style-name="T31"> v == </text:span><text:span text:style-name="T39">"u"</text:span><text:span text:style-name="T31"> </text:span><text:span text:style-name="T25">then</text:span><text:span text:style-name="T31"> </text:span><text:span text:style-name="T35">print</text:span><text:span text:style-name="T31">(</text:span><text:span text:style-name="T39">"you"</text:span><text:span text:style-name="T31">)</text:span></text:p>
      <text:p text:style-name="P17"><text:s text:c="4"/><text:span text:style-name="T25">elseif</text:span><text:span text:style-name="T31"> v == </text:span><text:span text:style-name="T39">"v"</text:span><text:span text:style-name="T31"> </text:span><text:span text:style-name="T25">then</text:span><text:span text:style-name="T31"> </text:span><text:span text:style-name="T35">print</text:span><text:span text:style-name="T31">(</text:span><text:span text:style-name="T39">"vee"</text:span><text:span text:style-name="T31">)</text:span></text:p>
      <text:p text:style-name="P17"><text:s text:c="4"/><text:span text:style-name="T25">elseif</text:span><text:span text:style-name="T31"> v == </text:span><text:span text:style-name="T39">"w"</text:span><text:span text:style-name="T31"> </text:span><text:span text:style-name="T25">then</text:span><text:span text:style-name="T31"> </text:span><text:span text:style-name="T35">print</text:span><text:span text:style-name="T31">(</text:span><text:span text:style-name="T39">"doubleyou"</text:span><text:span text:style-name="T31">)</text:span></text:p>
      <text:p text:style-name="P17"><text:s text:c="4"/><text:span text:style-name="T25">elseif</text:span><text:span text:style-name="T31"> v == </text:span><text:span text:style-name="T39">"x"</text:span><text:span text:style-name="T31"> </text:span><text:span text:style-name="T25">then</text:span><text:span text:style-name="T31"> </text:span><text:span text:style-name="T35">print</text:span><text:span text:style-name="T31">(</text:span><text:span text:style-name="T39">"ex"</text:span><text:span text:style-name="T31">)</text:span></text:p>
      <text:p text:style-name="P17"><text:s text:c="4"/><text:span text:style-name="T25">elseif</text:span><text:span text:style-name="T31"> v == </text:span><text:span text:style-name="T39">"y"</text:span><text:span text:style-name="T31"> </text:span><text:span text:style-name="T25">then</text:span><text:span text:style-name="T31"> </text:span><text:span text:style-name="T35">print</text:span><text:span text:style-name="T31">(</text:span><text:span text:style-name="T39">"why"</text:span><text:span text:style-name="T31">)</text:span></text:p>
      <text:p text:style-name="P17"><text:s text:c="4"/><text:span text:style-name="T25">elseif</text:span><text:span text:style-name="T31"> v == </text:span><text:span text:style-name="T39">"z"</text:span><text:span text:style-name="T31"> </text:span><text:span text:style-name="T25">then</text:span><text:span text:style-name="T31"> </text:span><text:span text:style-name="T35">print</text:span><text:span text:style-name="T31">(is_canadian </text:span><text:span text:style-name="T25">and</text:span><text:span text:style-name="T31"> </text:span><text:span text:style-name="T39">"zed"</text:span><text:span text:style-name="T31"> </text:span><text:span text:style-name="T25">or</text:span><text:span text:style-name="T31"> </text:span><text:span text:style-name="T39">"zee"</text:span><text:span text:style-name="T31">)</text:span></text:p>
      <text:p text:style-name="P17"><text:s text:c="4"/><text:span text:style-name="T25">elseif</text:span><text:span text:style-name="T31"> v == </text:span><text:span text:style-name="T39">"?"</text:span><text:span text:style-name="T31"> </text:span><text:span text:style-name="T25">then</text:span><text:span text:style-name="T31"> </text:span><text:span text:style-name="T35">print</text:span><text:span text:style-name="T31">(is_canadian </text:span><text:span text:style-name="T25">and</text:span><text:span text:style-name="T31"> </text:span><text:span text:style-name="T39">"eh"</text:span><text:span text:style-name="T31"> </text:span><text:span text:style-name="T25">or</text:span><text:span text:style-name="T31"> </text:span><text:span text:style-name="T39">""</text:span><text:span text:style-name="T31">)</text:span></text:p>
      <text:p text:style-name="P17"><text:s text:c="4"/><text:span text:style-name="T25">else</text:span><text:span text:style-name="T31"> <text:s text:c="16"/></text:span><text:span text:style-name="T35">print</text:span><text:span text:style-name="T31">(</text:span><text:span text:style-name="T39">"blah"</text:span><text:span text:style-name="T31">)</text:span></text:p>
      <text:p text:style-name="P17"><text:s text:c="4"/><text:span text:style-name="T25">end</text:span></text:p>
      <text:p text:style-name="P17"><text:s text:c="2"/><text:span text:style-name="T25">end</text:span></text:p>
      <text:p text:style-name="P18">end</text:p>
      <text:p text:style-name="P13">sayit{<text:span text:style-name="T37">'h'</text:span>,<text:span text:style-name="T37">'e'</text:span>,<text:span text:style-name="T37">'l'</text:span>,<text:span text:style-name="T37">'l'</text:span>,<text:span text:style-name="T37">'o'</text:span>,<text:span text:style-name="T37">'?'</text:span>}</text:p>
      <text:p text:style-name="P28"><text:span text:style-name="T8">When there are many tests as such, the comparison chain is not always the most efficient. If the number of elements in </text:span><text:span text:style-name="Source_20_Text"><text:span text:style-name="T8">letters</text:span></text:span><text:span text:style-name="T8"> is </text:span><text:span text:style-name="Emphasis"><text:span text:style-name="T8">M</text:span></text:span><text:span text:style-name="T8"> and the number of tests is </text:span><text:span text:style-name="Emphasis"><text:span text:style-name="T8">N</text:span></text:span><text:span text:style-name="T8">, then the complexity is </text:span><text:span text:style-name="Emphasis"><text:span text:style-name="T8">O(M*N)</text:span></text:span><text:span text:style-name="T8">, or potentially quadratic. A more minor concern is the syntax redundancy of having "</text:span><text:span text:style-name="Source_20_Text"><text:span text:style-name="T8">v ==</text:span></text:span><text:span text:style-name="T8">" for each test. These concerns (minor as they may be) have been noted elsewhere as well (</text:span><text:a xlink:type="simple" xlink:href="http://www.python.org/dev/peps/pep-3103/" text:style-name="Internet_20_link" text:visited-style-name="Visited_20_Internet_20_Link"><text:span text:style-name="T18">[Python PEP 3103]</text:span></text:a><text:span text:style-name="T8">).</text:span></text:p>
      <text:p text:style-name="P28"><text:span text:style-name="T8">If we rewrite this as a lookup table, the code can run in linear-time, </text:span><text:span text:style-name="Emphasis"><text:span text:style-name="T8">O(M)</text:span></text:span><text:span text:style-name="T8">, and without the redundancy so that the logic is easier to modify at whim:</text:span></text:p>
      <text:p text:style-name="P18">do</text:p>
      <text:p text:style-name="P17"><text:s text:c="2"/><text:span text:style-name="T25">local</text:span><text:span text:style-name="T31"> t = {</text:span></text:p>
      <text:p text:style-name="P17"><text:s text:c="4"/><text:span text:style-name="T31">a = </text:span><text:span text:style-name="T39">"aah"</text:span><text:span text:style-name="T31">,</text:span></text:p>
      <text:p text:style-name="P17"><text:s text:c="4"/><text:span text:style-name="T31">b = </text:span><text:span text:style-name="T39">"bee"</text:span><text:span text:style-name="T31">,</text:span></text:p>
      <text:p text:style-name="P17"><text:s text:c="4"/><text:span text:style-name="T31">c = </text:span><text:span text:style-name="T39">"see"</text:span><text:span text:style-name="T31">,</text:span></text:p>
      <text:p text:style-name="P17"><text:s text:c="4"/><text:span text:style-name="T31">d = </text:span><text:span text:style-name="T39">"dee"</text:span><text:span text:style-name="T31">,</text:span></text:p>
      <text:p text:style-name="P17"><text:s text:c="4"/><text:span text:style-name="T31">e = </text:span><text:span text:style-name="T39">"eee"</text:span><text:span text:style-name="T31">,</text:span></text:p>
      <text:p text:style-name="P17"><text:s text:c="4"/><text:span text:style-name="T31">f = </text:span><text:span text:style-name="T39">"eff"</text:span><text:span text:style-name="T31">,</text:span></text:p>
      <text:p text:style-name="P17"><text:s text:c="4"/><text:span text:style-name="T31">g = </text:span><text:span text:style-name="T39">"gee"</text:span><text:span text:style-name="T31">,</text:span></text:p>
      <text:p text:style-name="P17"><text:s text:c="4"/><text:span text:style-name="T31">h = </text:span><text:span text:style-name="T39">"aych"</text:span><text:span text:style-name="T31">,</text:span></text:p>
      <text:p text:style-name="P17"><text:s text:c="4"/><text:span text:style-name="T31">i = </text:span><text:span text:style-name="T39">"eye"</text:span><text:span text:style-name="T31">,</text:span></text:p>
      <text:p text:style-name="P17"><text:s text:c="4"/><text:span text:style-name="T31">j = </text:span><text:span text:style-name="T39">"jay"</text:span><text:span text:style-name="T31">,</text:span></text:p>
      <text:p text:style-name="P17"><text:s text:c="4"/><text:span text:style-name="T31">k = </text:span><text:span text:style-name="T39">"kay"</text:span><text:span text:style-name="T31">,</text:span></text:p>
      <text:p text:style-name="P17"><text:s text:c="4"/><text:span text:style-name="T31">l = </text:span><text:span text:style-name="T39">"el"</text:span><text:span text:style-name="T31">,</text:span></text:p>
      <text:p text:style-name="P17"><text:s text:c="4"/><text:span text:style-name="T31">m = </text:span><text:span text:style-name="T39">"em"</text:span><text:span text:style-name="T31">,</text:span></text:p>
      <text:p text:style-name="P17"><text:s text:c="4"/><text:span text:style-name="T31">n = </text:span><text:span text:style-name="T39">"en"</text:span><text:span text:style-name="T31">,</text:span></text:p>
      <text:p text:style-name="P17"><text:s text:c="4"/><text:span text:style-name="T31">o = </text:span><text:span text:style-name="T39">"ooh"</text:span><text:span text:style-name="T31">,</text:span></text:p>
      <text:p text:style-name="P17"><text:s text:c="4"/><text:span text:style-name="T31">p = </text:span><text:span text:style-name="T39">"pee"</text:span><text:span text:style-name="T31">,</text:span></text:p>
      <text:p text:style-name="P17"><text:s text:c="4"/><text:span text:style-name="T31">q = </text:span><text:span text:style-name="T39">"queue"</text:span><text:span text:style-name="T31">,</text:span></text:p>
      <text:p text:style-name="P17"><text:s text:c="4"/><text:span text:style-name="T31">r = </text:span><text:span text:style-name="T39">"arr"</text:span><text:span text:style-name="T31">,</text:span></text:p>
      <text:p text:style-name="P17"><text:s text:c="4"/><text:span text:style-name="T31">s = </text:span><text:span text:style-name="T39">"ess"</text:span><text:span text:style-name="T31">,</text:span></text:p>
      <text:p text:style-name="P17"><text:s text:c="4"/><text:span text:style-name="T31">t = </text:span><text:span text:style-name="T39">"tee"</text:span><text:span text:style-name="T31">,</text:span></text:p>
      <text:p text:style-name="P17"><text:s text:c="4"/><text:span text:style-name="T31">u = </text:span><text:span text:style-name="T39">"you"</text:span><text:span text:style-name="T31">,</text:span></text:p>
      <text:p text:style-name="P17"><text:s text:c="4"/><text:span text:style-name="T31">v = </text:span><text:span text:style-name="T39">"vee"</text:span><text:span text:style-name="T31">,</text:span></text:p>
      <text:p text:style-name="P17"><text:soft-page-break/><text:s text:c="4"/><text:span text:style-name="T31">w = </text:span><text:span text:style-name="T39">"doubleyou"</text:span><text:span text:style-name="T31">,</text:span></text:p>
      <text:p text:style-name="P17"><text:s text:c="4"/><text:span text:style-name="T31">x = </text:span><text:span text:style-name="T39">"ex"</text:span><text:span text:style-name="T31">,</text:span></text:p>
      <text:p text:style-name="P17"><text:s text:c="4"/><text:span text:style-name="T31">y = </text:span><text:span text:style-name="T39">"why"</text:span><text:span text:style-name="T31">,</text:span></text:p>
      <text:p text:style-name="P17"><text:s text:c="4"/><text:span text:style-name="T31">z = </text:span><text:span text:style-name="T25">function</text:span><text:span text:style-name="T31">() </text:span><text:span text:style-name="T25">return</text:span><text:span text:style-name="T31"> is_canadian </text:span><text:span text:style-name="T25">and</text:span><text:span text:style-name="T31"> </text:span><text:span text:style-name="T39">"zed"</text:span><text:span text:style-name="T31"> </text:span><text:span text:style-name="T25">or</text:span><text:span text:style-name="T31"> </text:span><text:span text:style-name="T39">"zee"</text:span><text:span text:style-name="T31"> </text:span><text:span text:style-name="T25">end</text:span><text:span text:style-name="T31">,</text:span></text:p>
      <text:p text:style-name="P17"><text:s text:c="4"/><text:span text:style-name="T31">[</text:span><text:span text:style-name="T39">'?'</text:span><text:span text:style-name="T31">] = </text:span><text:span text:style-name="T25">function</text:span><text:span text:style-name="T31">() </text:span><text:span text:style-name="T25">return</text:span><text:span text:style-name="T31"> is_canadian </text:span><text:span text:style-name="T25">and</text:span><text:span text:style-name="T31"> </text:span><text:span text:style-name="T39">"eh"</text:span><text:span text:style-name="T31"> </text:span><text:span text:style-name="T25">or</text:span><text:span text:style-name="T31"> </text:span><text:span text:style-name="T39">""</text:span><text:span text:style-name="T31"> </text:span><text:span text:style-name="T25">end</text:span></text:p>
      <text:p text:style-name="P17"><text:s text:c="2"/><text:span text:style-name="T31">}</text:span></text:p>
      <text:p text:style-name="P17"><text:s text:c="2"/><text:span text:style-name="T25">function</text:span><text:span text:style-name="T31"> sayit(letters)</text:span></text:p>
      <text:p text:style-name="P17"><text:s text:c="4"/><text:span text:style-name="T25">for</text:span><text:span text:style-name="T31"> _,v </text:span><text:span text:style-name="T25">in</text:span><text:span text:style-name="T31"> </text:span><text:span text:style-name="T35">ipairs</text:span><text:span text:style-name="T31">(letters) </text:span><text:span text:style-name="T25">do</text:span></text:p>
      <text:p text:style-name="P17"><text:s text:c="6"/><text:span text:style-name="T25">local</text:span><text:span text:style-name="T31"> s = </text:span><text:span text:style-name="T35">type</text:span><text:span text:style-name="T31">(t[v]) == </text:span><text:span text:style-name="T39">"function"</text:span><text:span text:style-name="T31"> </text:span><text:span text:style-name="T25">and</text:span><text:span text:style-name="T31"> t[v]() </text:span><text:span text:style-name="T25">or</text:span><text:span text:style-name="T31"> t[v] </text:span><text:span text:style-name="T25">or</text:span><text:span text:style-name="T31"> </text:span><text:span text:style-name="T39">"blah"</text:span></text:p>
      <text:p text:style-name="P17"><text:s text:c="6"/><text:span text:style-name="T35">print</text:span><text:span text:style-name="T31">(s)</text:span></text:p>
      <text:p text:style-name="P17"><text:s text:c="4"/><text:span text:style-name="T25">end</text:span></text:p>
      <text:p text:style-name="P17"><text:s text:c="2"/><text:span text:style-name="T25">end</text:span></text:p>
      <text:p text:style-name="P18">end</text:p>
      <text:p text:style-name="P13">sayit{<text:span text:style-name="T37">'h'</text:span>,<text:span text:style-name="T37">'e'</text:span>,<text:span text:style-name="T37">'l'</text:span>,<text:span text:style-name="T37">'l'</text:span>,<text:span text:style-name="T37">'o'</text:span>,<text:span text:style-name="T37">'?'</text:span>}</text:p>
      <text:p text:style-name="P28"><text:span text:style-name="T8">C compilers can optimize the switch statement in a roughly similar way via what is called a jump table, at least under suitable conditions.</text:span><text:a xlink:type="simple" xlink:href="http://www.devx.com/amd/Article/21314" text:style-name="Internet_20_link" text:visited-style-name="Visited_20_Internet_20_Link"><text:span text:style-name="T18">[2]</text:span></text:a></text:p>
      <text:p text:style-name="P29">Note how the table construction was placed outside the block to avoid recreating the table for each use (table constructions cause heap allocations). This improves performance but has the side-effect of moving the lookup table further from its usage. We might address that with this minor change:</text:p>
      <text:p text:style-name="P18">do</text:p>
      <text:p text:style-name="P17"><text:s text:c="2"/><text:span text:style-name="T25">local</text:span><text:span text:style-name="T31"> t</text:span></text:p>
      <text:p text:style-name="P17"><text:s text:c="2"/><text:span text:style-name="T25">function</text:span><text:span text:style-name="T31"> sayit(letters)</text:span></text:p>
      <text:p text:style-name="P17"><text:s text:c="4"/><text:span text:style-name="T31">t = t </text:span><text:span text:style-name="T25">or</text:span><text:span text:style-name="T31"> {a = </text:span><text:span text:style-name="T39">"ahh"</text:span><text:span text:style-name="T31">, .....}</text:span></text:p>
      <text:p text:style-name="P17"><text:s text:c="4"/><text:span text:style-name="T25">for</text:span><text:span text:style-name="T31"> _,v </text:span><text:span text:style-name="T25">in</text:span><text:span text:style-name="T31"> </text:span><text:span text:style-name="T35">ipairs</text:span><text:span text:style-name="T31">(letters) </text:span><text:span text:style-name="T25">do</text:span></text:p>
      <text:p text:style-name="P17"><text:s text:c="6"/><text:span text:style-name="T25">local</text:span><text:span text:style-name="T31"> s = </text:span><text:span text:style-name="T35">type</text:span><text:span text:style-name="T31">(t[v]) == </text:span><text:span text:style-name="T39">"function"</text:span><text:span text:style-name="T31"> </text:span><text:span text:style-name="T25">and</text:span><text:span text:style-name="T31"> t[v]() </text:span><text:span text:style-name="T25">or</text:span><text:span text:style-name="T31"> t[v] </text:span><text:span text:style-name="T25">or</text:span><text:span text:style-name="T31"> </text:span><text:span text:style-name="T39">"blah"</text:span></text:p>
      <text:p text:style-name="P17"><text:s text:c="6"/><text:span text:style-name="T35">print</text:span><text:span text:style-name="T31">(s)</text:span></text:p>
      <text:p text:style-name="P17"><text:s text:c="4"/><text:span text:style-name="T25">end</text:span></text:p>
      <text:p text:style-name="P17"><text:s text:c="2"/><text:span text:style-name="T25">end</text:span></text:p>
      <text:p text:style-name="P18">end</text:p>
      <text:p text:style-name="P13">sayit{<text:span text:style-name="T37">'h'</text:span>,<text:span text:style-name="T37">'e'</text:span>,<text:span text:style-name="T37">'l'</text:span>,<text:span text:style-name="T37">'l'</text:span>,<text:span text:style-name="T37">'o'</text:span>,<text:span text:style-name="T37">'?'</text:span>}</text:p>
      <text:p text:style-name="P29">The above is a practical solution that is the basis for the more elaborate approaches given below. Some are the below solutions are more for syntactic sugar or proof-of-concept rather than recommended practices.</text:p>
      <text:h text:style-name="P3" text:outline-level="3">Simple Table of functions</text:h>
      <text:p text:style-name="P28"><text:span text:style-name="T8">A simple version of a </text:span><text:span text:style-name="Source_20_Text"><text:span text:style-name="T8">switch</text:span></text:span><text:span text:style-name="T8"> statement can be implemented using a table to map the case value to an action. This is very efficient in Lua since tables are hashed by key value which avoids repetitive </text:span><text:span text:style-name="Source_20_Text"><text:span text:style-name="T8">if &lt;case&gt; then ... elseif ... end</text:span></text:span><text:span text:style-name="T8"> statements.</text:span></text:p>
      <text:p text:style-name="P16">action = {</text:p>
      <text:p text:style-name="P17"><text:s text:c="2"/><text:span text:style-name="T31">[1] = </text:span><text:span text:style-name="T25">function</text:span><text:span text:style-name="T31"> (x) </text:span><text:span text:style-name="T35">print</text:span><text:span text:style-name="T31">(1) </text:span><text:span text:style-name="T25">end</text:span><text:span text:style-name="T31">,</text:span></text:p>
      <text:p text:style-name="P17"><text:s text:c="2"/><text:span text:style-name="T31">[2] = </text:span><text:span text:style-name="T25">function</text:span><text:span text:style-name="T31"> (x) z = 5 </text:span><text:span text:style-name="T25">end</text:span><text:span text:style-name="T31">,</text:span></text:p>
      <text:p text:style-name="P17"><text:s text:c="2"/><text:span text:style-name="T31">[</text:span><text:span text:style-name="T39">"nop"</text:span><text:span text:style-name="T31">] = </text:span><text:span text:style-name="T25">function</text:span><text:span text:style-name="T31"> (x) </text:span><text:span text:style-name="T35">print</text:span><text:span text:style-name="T31">(</text:span><text:span text:style-name="T35">math.random</text:span><text:span text:style-name="T31">()) </text:span><text:span text:style-name="T25">end</text:span><text:span text:style-name="T31">,</text:span></text:p>
      <text:p text:style-name="P17"><text:s text:c="2"/><text:span text:style-name="T31">[</text:span><text:span text:style-name="T39">"my name"</text:span><text:span text:style-name="T31">] = </text:span><text:span text:style-name="T25">function</text:span><text:span text:style-name="T31"> (x) </text:span><text:span text:style-name="T35">print</text:span><text:span text:style-name="T31">(</text:span><text:span text:style-name="T39">"fred"</text:span><text:span text:style-name="T31">) </text:span><text:span text:style-name="T25">end</text:span><text:span text:style-name="T31">,</text:span></text:p>
      <text:p text:style-name="P13">}</text:p>
      <text:p text:style-name="P29">Usage (Note, that in the following example you can also pass parameters to the function called) :-</text:p>
      <text:p text:style-name="P13">action[case](params)</text:p>
      <text:p text:style-name="P29">This is pseudocode for the above:</text:p>
      <text:p text:style-name="P10">switch (caseVariable) </text:p>
      <text:p text:style-name="P11"><text:s text:c="2"/><text:span text:style-name="T31">case 1: print(1)</text:span></text:p>
      <text:p text:style-name="P11"><text:s text:c="2"/><text:span text:style-name="T31">case 2: z=5</text:span></text:p>
      <text:p text:style-name="P11"><text:s text:c="2"/><text:span text:style-name="T31">case "nop": print(math.random())</text:span></text:p>
      <text:p text:style-name="P11"><text:s text:c="2"/><text:span text:style-name="T31">case "my name": print("fred")</text:span></text:p>
      <text:p text:style-name="P12">end</text:p>
      <text:h text:style-name="P3" text:outline-level="3">Table elements called with loadstring()</text:h>
      <text:p text:style-name="P28"><text:span text:style-name="T8">Here's a neat and compact version using the </text:span><text:span text:style-name="Source_20_Text"><text:span text:style-name="T8">loadstring()</text:span></text:span><text:span text:style-name="T8"> function and calling each element in a table of cases. This method is close to Python's </text:span><text:span text:style-name="Source_20_Text"><text:span text:style-name="T8">eval()</text:span></text:span><text:span text:style-name="T8"> method and it's nice looking. It allows for arguments to be put in formatted.</text:span></text:p>
      <text:p text:style-name="P16">switch = <text:span text:style-name="T29">function</text:span>(cases,arg)</text:p>
      <text:p text:style-name="P17"><text:s text:c="2"/><text:span text:style-name="T25">return</text:span><text:span text:style-name="T31"> </text:span><text:span text:style-name="T35">assert</text:span><text:span text:style-name="T31"> (</text:span><text:span text:style-name="T35">loadstring</text:span><text:span text:style-name="T31"> (</text:span><text:span text:style-name="T39">'return '</text:span><text:span text:style-name="T31"> .. cases[arg]))()</text:span></text:p>
      <text:p text:style-name="P18">end</text:p>
      <text:p text:style-name="P20"/>
      <text:p text:style-name="P16"><text:span text:style-name="T29">local</text:span> case = 3</text:p>
      <text:p text:style-name="P20"/>
      <text:p text:style-name="P16"><text:span text:style-name="T29">local</text:span> result = switch({</text:p>
      <text:p text:style-name="P17"><text:s text:c="2"/><text:span text:style-name="T31">[0] = </text:span><text:span text:style-name="T39">"0"</text:span><text:span text:style-name="T31">,</text:span></text:p>
      <text:p text:style-name="P17"><text:s text:c="2"/><text:span text:style-name="T31">[1] = </text:span><text:span text:style-name="T39">"2^1+"</text:span><text:span text:style-name="T31"> .. case,</text:span></text:p>
      <text:p text:style-name="P17"><text:soft-page-break/><text:s text:c="2"/><text:span text:style-name="T31">[2] = </text:span><text:span text:style-name="T39">"2^2+"</text:span><text:span text:style-name="T31"> .. case,</text:span></text:p>
      <text:p text:style-name="P17"><text:s text:c="2"/><text:span text:style-name="T31">[3] = </text:span><text:span text:style-name="T39">"2^3+"</text:span><text:span text:style-name="T31"> .. case</text:span></text:p>
      <text:p text:style-name="P16">},</text:p>
      <text:p text:style-name="P16">case</text:p>
      <text:p text:style-name="P16">)</text:p>
      <text:p text:style-name="P13"><text:span text:style-name="T33">print</text:span>(result)</text:p>
      <text:h text:style-name="P3" text:outline-level="3">Case method</text:h>
      <text:p text:style-name="P28"><text:span text:style-name="T8">This version uses the function </text:span><text:span text:style-name="Source_20_Text"><text:span text:style-name="T8">switch(table)</text:span></text:span><text:span text:style-name="T8"> to add a method </text:span><text:span text:style-name="Source_20_Text"><text:span text:style-name="T8">case(table,caseVariable)</text:span></text:span><text:span text:style-name="T8"> to a table passed to it.</text:span></text:p>
      <text:p text:style-name="P16"><text:span text:style-name="T29">function</text:span> switch(t)</text:p>
      <text:p text:style-name="P17"><text:s text:c="2"/><text:span text:style-name="T31">t.case = </text:span><text:span text:style-name="T25">function</text:span><text:span text:style-name="T31"> (self,x)</text:span></text:p>
      <text:p text:style-name="P17"><text:s text:c="4"/><text:span text:style-name="T25">local</text:span><text:span text:style-name="T31"> f=self[x] </text:span><text:span text:style-name="T25">or</text:span><text:span text:style-name="T31"> self.default</text:span></text:p>
      <text:p text:style-name="P17"><text:s text:c="4"/><text:span text:style-name="T25">if</text:span><text:span text:style-name="T31"> f </text:span><text:span text:style-name="T25">then</text:span></text:p>
      <text:p text:style-name="P17"><text:s text:c="6"/><text:span text:style-name="T25">if</text:span><text:span text:style-name="T31"> </text:span><text:span text:style-name="T35">type</text:span><text:span text:style-name="T31">(f)==</text:span><text:span text:style-name="T39">"function"</text:span><text:span text:style-name="T31"> </text:span><text:span text:style-name="T25">then</text:span></text:p>
      <text:p text:style-name="P17"><text:s text:c="8"/><text:span text:style-name="T31">f(x,self)</text:span></text:p>
      <text:p text:style-name="P17"><text:s text:c="6"/><text:span text:style-name="T25">else</text:span></text:p>
      <text:p text:style-name="P17"><text:s text:c="8"/><text:span text:style-name="T35">error</text:span><text:span text:style-name="T31">(</text:span><text:span text:style-name="T39">"case "</text:span><text:span text:style-name="T31">..</text:span><text:span text:style-name="T35">tostring</text:span><text:span text:style-name="T31">(x)..</text:span><text:span text:style-name="T39">" not a function"</text:span><text:span text:style-name="T31">)</text:span></text:p>
      <text:p text:style-name="P17"><text:s text:c="6"/><text:span text:style-name="T25">end</text:span></text:p>
      <text:p text:style-name="P17"><text:s text:c="4"/><text:span text:style-name="T25">end</text:span></text:p>
      <text:p text:style-name="P17"><text:s text:c="2"/><text:span text:style-name="T25">end</text:span></text:p>
      <text:p text:style-name="P17"><text:s text:c="2"/><text:span text:style-name="T25">return</text:span><text:span text:style-name="T31"> t</text:span></text:p>
      <text:p text:style-name="P15">end</text:p>
      <text:p text:style-name="P29">Usage:</text:p>
      <text:p text:style-name="P16">a = switch {</text:p>
      <text:p text:style-name="P17"><text:s text:c="2"/><text:span text:style-name="T31">[1] = </text:span><text:span text:style-name="T25">function</text:span><text:span text:style-name="T31"> (x) </text:span><text:span text:style-name="T35">print</text:span><text:span text:style-name="T31">(x,10) </text:span><text:span text:style-name="T25">end</text:span><text:span text:style-name="T31">,</text:span></text:p>
      <text:p text:style-name="P17"><text:s text:c="2"/><text:span text:style-name="T31">[2] = </text:span><text:span text:style-name="T25">function</text:span><text:span text:style-name="T31"> (x) </text:span><text:span text:style-name="T35">print</text:span><text:span text:style-name="T31">(x,20) </text:span><text:span text:style-name="T25">end</text:span><text:span text:style-name="T31">,</text:span></text:p>
      <text:p text:style-name="P17"><text:s text:c="2"/><text:span text:style-name="T31">default = </text:span><text:span text:style-name="T25">function</text:span><text:span text:style-name="T31"> (x) </text:span><text:span text:style-name="T35">print</text:span><text:span text:style-name="T31">(x,0) </text:span><text:span text:style-name="T25">end</text:span><text:span text:style-name="T31">,</text:span></text:p>
      <text:p text:style-name="P16">}</text:p>
      <text:p text:style-name="P20"/>
      <text:p text:style-name="P16">a:case(2) <text:s/><text:span text:style-name="T41">-- ie. call case 2 </text:span></text:p>
      <text:p text:style-name="P13">a:case(9)</text:p>
      <text:h text:style-name="P3" text:outline-level="3">Caseof method table</text:h>
      <text:p text:style-name="P29">Here's yet another implementation of a "switch" statement. This one is based on Luiz Henrique de Figueiredo's switch statement presented in a list message dated Dec 8 1998, but the object/method relationship has been flipped around to achieve a more traditional syntax in actual use. Nil case variables are also handled - there's an optional clause specifically for them (something I wanted), or they can fallback to the default clause. (easily changed) Return values from the case statement functions are also supported.</text:p>
      <text:p text:style-name="P16"><text:span text:style-name="T29">function</text:span> switch(c)</text:p>
      <text:p text:style-name="P17"><text:s text:c="2"/><text:span text:style-name="T25">local</text:span><text:span text:style-name="T31"> swtbl = {</text:span></text:p>
      <text:p text:style-name="P17"><text:s text:c="4"/><text:span text:style-name="T31">casevar = c,</text:span></text:p>
      <text:p text:style-name="P17"><text:s text:c="4"/><text:span text:style-name="T31">caseof = </text:span><text:span text:style-name="T25">function</text:span><text:span text:style-name="T31"> (self, code)</text:span></text:p>
      <text:p text:style-name="P17"><text:s text:c="6"/><text:span text:style-name="T25">local</text:span><text:span text:style-name="T31"> f</text:span></text:p>
      <text:p text:style-name="P17"><text:s text:c="6"/><text:span text:style-name="T25">if</text:span><text:span text:style-name="T31"> (self.casevar) </text:span><text:span text:style-name="T25">then</text:span></text:p>
      <text:p text:style-name="P17"><text:s text:c="8"/><text:span text:style-name="T31">f = code[self.casevar] </text:span><text:span text:style-name="T25">or</text:span><text:span text:style-name="T31"> code.default</text:span></text:p>
      <text:p text:style-name="P17"><text:s text:c="6"/><text:span text:style-name="T25">else</text:span></text:p>
      <text:p text:style-name="P17"><text:s text:c="8"/><text:span text:style-name="T31">f = code.missing </text:span><text:span text:style-name="T25">or</text:span><text:span text:style-name="T31"> code.default</text:span></text:p>
      <text:p text:style-name="P17"><text:s text:c="6"/><text:span text:style-name="T25">end</text:span></text:p>
      <text:p text:style-name="P17"><text:s text:c="6"/><text:span text:style-name="T25">if</text:span><text:span text:style-name="T31"> f </text:span><text:span text:style-name="T25">then</text:span></text:p>
      <text:p text:style-name="P17"><text:s text:c="8"/><text:span text:style-name="T25">if</text:span><text:span text:style-name="T31"> </text:span><text:span text:style-name="T35">type</text:span><text:span text:style-name="T31">(f)==</text:span><text:span text:style-name="T39">"function"</text:span><text:span text:style-name="T31"> </text:span><text:span text:style-name="T25">then</text:span></text:p>
      <text:p text:style-name="P17"><text:s text:c="10"/><text:span text:style-name="T25">return</text:span><text:span text:style-name="T31"> f(self.casevar,self)</text:span></text:p>
      <text:p text:style-name="P17"><text:s text:c="8"/><text:span text:style-name="T25">else</text:span></text:p>
      <text:p text:style-name="P17"><text:s text:c="10"/><text:span text:style-name="T35">error</text:span><text:span text:style-name="T31">(</text:span><text:span text:style-name="T39">"case "</text:span><text:span text:style-name="T31">..</text:span><text:span text:style-name="T35">tostring</text:span><text:span text:style-name="T31">(self.casevar)..</text:span><text:span text:style-name="T39">" not a function"</text:span><text:span text:style-name="T31">)</text:span></text:p>
      <text:p text:style-name="P17"><text:s text:c="8"/><text:span text:style-name="T25">end</text:span></text:p>
      <text:p text:style-name="P17"><text:s text:c="6"/><text:span text:style-name="T25">end</text:span></text:p>
      <text:p text:style-name="P17"><text:s text:c="4"/><text:span text:style-name="T25">end</text:span></text:p>
      <text:p text:style-name="P17"><text:s text:c="2"/><text:span text:style-name="T31">}</text:span></text:p>
      <text:p text:style-name="P17"><text:s text:c="2"/><text:span text:style-name="T25">return</text:span><text:span text:style-name="T31"> swtbl</text:span></text:p>
      <text:p text:style-name="P15">end</text:p>
      <text:p text:style-name="P29">Here's sample usage:</text:p>
      <text:p text:style-name="P16">c = 1</text:p>
      <text:p text:style-name="P16">switch(c) : caseof {</text:p>
      <text:p text:style-name="P17"><text:s text:c="4"/><text:span text:style-name="T31">[1] <text:s text:c="2"/>= </text:span><text:span text:style-name="T25">function</text:span><text:span text:style-name="T31"> (x) </text:span><text:span text:style-name="T35">print</text:span><text:span text:style-name="T31">(x,</text:span><text:span text:style-name="T39">"one"</text:span><text:span text:style-name="T31">) </text:span><text:span text:style-name="T25">end</text:span><text:span text:style-name="T31">,</text:span></text:p>
      <text:p text:style-name="P17"><text:s text:c="4"/><text:span text:style-name="T31">[2] <text:s text:c="2"/>= </text:span><text:span text:style-name="T25">function</text:span><text:span text:style-name="T31"> (x) </text:span><text:span text:style-name="T35">print</text:span><text:span text:style-name="T31">(x,</text:span><text:span text:style-name="T39">"two"</text:span><text:span text:style-name="T31">) </text:span><text:span text:style-name="T25">end</text:span><text:span text:style-name="T31">,</text:span></text:p>
      <text:p text:style-name="P17"><text:s text:c="4"/><text:span text:style-name="T31">[3] <text:s text:c="2"/>= 12345, </text:span><text:span text:style-name="T43">-- this is an invalid case stmt</text:span></text:p>
      <text:p text:style-name="P17"><text:s text:c="2"/><text:span text:style-name="T31">default = </text:span><text:span text:style-name="T25">function</text:span><text:span text:style-name="T31"> (x) </text:span><text:span text:style-name="T35">print</text:span><text:span text:style-name="T31">(x,</text:span><text:span text:style-name="T39">"default"</text:span><text:span text:style-name="T31">) </text:span><text:span text:style-name="T25">end</text:span><text:span text:style-name="T31">,</text:span></text:p>
      <text:p text:style-name="P17"><text:s text:c="2"/><text:span text:style-name="T31">missing = </text:span><text:span text:style-name="T25">function</text:span><text:span text:style-name="T31"> (x) </text:span><text:span text:style-name="T35">print</text:span><text:span text:style-name="T31">(x,</text:span><text:span text:style-name="T39">"missing"</text:span><text:span text:style-name="T31">) </text:span><text:span text:style-name="T25">end</text:span><text:span text:style-name="T31">,</text:span></text:p>
      <text:p text:style-name="P16">}</text:p>
      <text:p text:style-name="P20"><text:soft-page-break/></text:p>
      <text:p text:style-name="P19">-- also test the return value</text:p>
      <text:p text:style-name="P19">-- sort of like the way C's ternary "?" is often used</text:p>
      <text:p text:style-name="P19">-- but perhaps more like LISP's "cond"</text:p>
      <text:p text:style-name="P19">--</text:p>
      <text:p text:style-name="P16"><text:span text:style-name="T33">print</text:span>(<text:span text:style-name="T37">"expect to see 468: <text:s/>"</text:span>.. 123 +</text:p>
      <text:p text:style-name="P17"><text:s text:c="2"/><text:span text:style-name="T31">switch(2):caseof{</text:span></text:p>
      <text:p text:style-name="P17"><text:s text:c="4"/><text:span text:style-name="T31">[1] = </text:span><text:span text:style-name="T25">function</text:span><text:span text:style-name="T31">(x) </text:span><text:span text:style-name="T25">return</text:span><text:span text:style-name="T31"> 234 </text:span><text:span text:style-name="T25">end</text:span><text:span text:style-name="T31">,</text:span></text:p>
      <text:p text:style-name="P17"><text:s text:c="4"/><text:span text:style-name="T31">[2] = </text:span><text:span text:style-name="T25">function</text:span><text:span text:style-name="T31">(x) </text:span><text:span text:style-name="T25">return</text:span><text:span text:style-name="T31"> 345 </text:span><text:span text:style-name="T25">end</text:span></text:p>
      <text:p text:style-name="P14"><text:s text:c="2"/><text:span text:style-name="T31">})</text:span></text:p>
      <text:h text:style-name="P3" text:outline-level="3">Switch returns function instead of table</text:h>
      <text:p text:style-name="P29">Yet another implementation of an even more "C-like" switch statement. Based on Dave code above. Return values from the case statement functions are also supported.</text:p>
      <text:p text:style-name="P16"><text:span text:style-name="T29">function</text:span> switch(case)</text:p>
      <text:p text:style-name="P17"><text:s text:c="2"/><text:span text:style-name="T25">return</text:span><text:span text:style-name="T31"> </text:span><text:span text:style-name="T25">function</text:span><text:span text:style-name="T31">(codetable)</text:span></text:p>
      <text:p text:style-name="P17"><text:s text:c="4"/><text:span text:style-name="T25">local</text:span><text:span text:style-name="T31"> f</text:span></text:p>
      <text:p text:style-name="P17"><text:s text:c="4"/><text:span text:style-name="T31">f = codetable[case] </text:span><text:span text:style-name="T25">or</text:span><text:span text:style-name="T31"> codetable.default</text:span></text:p>
      <text:p text:style-name="P17"><text:s text:c="4"/><text:span text:style-name="T25">if</text:span><text:span text:style-name="T31"> f </text:span><text:span text:style-name="T25">then</text:span></text:p>
      <text:p text:style-name="P17"><text:s text:c="6"/><text:span text:style-name="T25">if</text:span><text:span text:style-name="T31"> </text:span><text:span text:style-name="T35">type</text:span><text:span text:style-name="T31">(f)==</text:span><text:span text:style-name="T39">"function"</text:span><text:span text:style-name="T31"> </text:span><text:span text:style-name="T25">then</text:span></text:p>
      <text:p text:style-name="P17"><text:s text:c="8"/><text:span text:style-name="T25">return</text:span><text:span text:style-name="T31"> f(case)</text:span></text:p>
      <text:p text:style-name="P17"><text:s text:c="6"/><text:span text:style-name="T25">else</text:span></text:p>
      <text:p text:style-name="P17"><text:s text:c="8"/><text:span text:style-name="T35">error</text:span><text:span text:style-name="T31">(</text:span><text:span text:style-name="T39">"case "</text:span><text:span text:style-name="T31">..</text:span><text:span text:style-name="T35">tostring</text:span><text:span text:style-name="T31">(case)..</text:span><text:span text:style-name="T39">" not a function"</text:span><text:span text:style-name="T31">)</text:span></text:p>
      <text:p text:style-name="P17"><text:s text:c="6"/><text:span text:style-name="T25">end</text:span></text:p>
      <text:p text:style-name="P17"><text:s text:c="4"/><text:span text:style-name="T25">end</text:span></text:p>
      <text:p text:style-name="P17"><text:s text:c="2"/><text:span text:style-name="T25">end</text:span></text:p>
      <text:p text:style-name="P15">end</text:p>
      <text:p text:style-name="P29">Example usage:</text:p>
      <text:p text:style-name="P16"><text:span text:style-name="T29">for</text:span> case = 1,4 <text:span text:style-name="T29">do</text:span></text:p>
      <text:p text:style-name="P17"><text:s text:c="2"/><text:span text:style-name="T31">switch(case) {</text:span></text:p>
      <text:p text:style-name="P17"><text:s text:c="4"/><text:span text:style-name="T31">[1] = </text:span><text:span text:style-name="T25">function</text:span><text:span text:style-name="T31">() </text:span><text:span text:style-name="T35">print</text:span><text:span text:style-name="T31">(</text:span><text:span text:style-name="T39">"one"</text:span><text:span text:style-name="T31">) </text:span><text:span text:style-name="T25">end</text:span><text:span text:style-name="T31">,</text:span></text:p>
      <text:p text:style-name="P17"><text:s text:c="4"/><text:span text:style-name="T31">[2] = </text:span><text:span text:style-name="T35">print</text:span><text:span text:style-name="T31">,</text:span></text:p>
      <text:p text:style-name="P17"><text:s text:c="4"/><text:span text:style-name="T31">default = </text:span><text:span text:style-name="T25">function</text:span><text:span text:style-name="T31">(x) </text:span><text:span text:style-name="T35">print</text:span><text:span text:style-name="T31">(</text:span><text:span text:style-name="T39">"default"</text:span><text:span text:style-name="T31">,x) </text:span><text:span text:style-name="T25">end</text:span><text:span text:style-name="T31">,</text:span></text:p>
      <text:p text:style-name="P17"><text:s text:c="2"/><text:span text:style-name="T31">}</text:span></text:p>
      <text:p text:style-name="P15">end</text:p>
      <text:p text:style-name="P28"><text:span text:style-name="Emphasis"><text:span text:style-name="T28">Note that this works, but trashes the gc with a function closure each time the switch is used (as do most of the examples on this page). Still, i like the way it works. Just don't use it in real life ;-)</text:span></text:span><text:span text:style-name="T13"> </text:span><text:span text:style-name="T8">--</text:span><text:a xlink:type="simple" xlink:href="http://lua-users.org/wiki/PeterPrade" text:style-name="Internet_20_link" text:visited-style-name="Visited_20_Internet_20_Link"><text:span text:style-name="T18">PeterPrade</text:span></text:a></text:p>
      <text:h text:style-name="P3" text:outline-level="3">Switch returns callable table instead of function</text:h>
      <text:p text:style-name="P29">This one has the exact same syntax as the one above, but is written much more succinctly, as well as differentiates between the default case and a string containing the word 'default'.</text:p>
      <text:p text:style-name="P16">Default, Nil = {}, <text:span text:style-name="T29">function</text:span> () <text:span text:style-name="T29">end</text:span> <text:span text:style-name="T41">-- for uniqueness</text:span></text:p>
      <text:p text:style-name="P16"><text:span text:style-name="T29">function</text:span> switch (i)</text:p>
      <text:p text:style-name="P17"><text:s text:c="2"/><text:span text:style-name="T25">return</text:span><text:span text:style-name="T31"> </text:span><text:span text:style-name="T35">setmetatable</text:span><text:span text:style-name="T31">({ i }, {</text:span></text:p>
      <text:p text:style-name="P17"><text:s text:c="4"/><text:span text:style-name="T31">__call = </text:span><text:span text:style-name="T25">function</text:span><text:span text:style-name="T31"> (t, cases)</text:span></text:p>
      <text:p text:style-name="P17"><text:s text:c="6"/><text:span text:style-name="T25">local</text:span><text:span text:style-name="T31"> item = #t == 0 </text:span><text:span text:style-name="T25">and</text:span><text:span text:style-name="T31"> Nil </text:span><text:span text:style-name="T25">or</text:span><text:span text:style-name="T31"> t[1]</text:span></text:p>
      <text:p text:style-name="P17"><text:s text:c="6"/><text:span text:style-name="T25">return</text:span><text:span text:style-name="T31"> (cases[item] </text:span><text:span text:style-name="T25">or</text:span><text:span text:style-name="T31"> cases[Default] </text:span><text:span text:style-name="T25">or</text:span><text:span text:style-name="T31"> Nil)(item)</text:span></text:p>
      <text:p text:style-name="P17"><text:s text:c="4"/><text:span text:style-name="T25">end</text:span></text:p>
      <text:p text:style-name="P17"><text:s text:c="2"/><text:span text:style-name="T31">})</text:span></text:p>
      <text:p text:style-name="P15">end</text:p>
      <text:p text:style-name="P28"><text:span text:style-name="Source_20_Text"><text:span text:style-name="T14">Nil</text:span></text:span><text:span text:style-name="T13"> </text:span><text:span text:style-name="T8">here is an empty function because it will generate a unique value, and satisfy the </text:span><text:a xlink:type="simple" xlink:href="http://en.wikipedia.org/wiki/Nilpotent" text:style-name="Internet_20_link" text:visited-style-name="Visited_20_Internet_20_Link"><text:span text:style-name="T18">[nilpotence]</text:span></text:a><text:span text:style-name="T13"> </text:span><text:span text:style-name="T8">requirement in the </text:span><text:span text:style-name="Source_20_Text"><text:span text:style-name="T14">return</text:span></text:span><text:span text:style-name="T13"> </text:span><text:span text:style-name="T8">statement call, while still being having a value of </text:span><text:span text:style-name="Source_20_Text"><text:span text:style-name="T14">true</text:span></text:span><text:span text:style-name="T13"> </text:span><text:span text:style-name="T8">to allow its use in the </text:span><text:span text:style-name="Source_20_Text"><text:span text:style-name="T14">and or</text:span></text:span><text:span text:style-name="T13"> </text:span><text:span text:style-name="T8">ternary. In Lua 5.2, however, a function might not create a new value if one is present, which will raise problems if you somehow end up using </text:span><text:span text:style-name="Source_20_Text"><text:span text:style-name="T14">switch</text:span></text:span><text:span text:style-name="T13"> </text:span><text:span text:style-name="T8">to compare functions. Should it ever come to this, a solution would be to define </text:span><text:span text:style-name="Source_20_Text"><text:span text:style-name="T14">Nil</text:span></text:span><text:span text:style-name="T13"> </text:span><text:span text:style-name="T8">with yet another table: </text:span><text:span text:style-name="Source_20_Text"><text:span text:style-name="T14">setmetatable({}, { __call = function () end })</text:span></text:span><text:span text:style-name="T8">.</text:span></text:p>
      <text:p text:style-name="P28"><text:span text:style-name="T8">A case-insensitive variant can be made by adding </text:span><text:span text:style-name="Source_20_Text"><text:span text:style-name="T8">if type(item) == "string" then item = string.lower(item) end</text:span></text:span><text:span text:style-name="T8">, provided all the keys of the table are done the same way. Ranges could potentially be represented by an __index function metatable on the cases table, but that would break the illusion: </text:span><text:span text:style-name="Source_20_Text"><text:span text:style-name="T8">switch (case) (setmetatable({}, { __index = rangefunc }))</text:span></text:span><text:span text:style-name="T8">.</text:span></text:p>
      <text:p text:style-name="P29">Example usage:</text:p>
      <text:p text:style-name="P16">switch(case) {</text:p>
      <text:p text:style-name="P17"><text:s text:c="2"/><text:span text:style-name="T31">[1] = </text:span><text:span text:style-name="T25">function</text:span><text:span text:style-name="T31"> () </text:span><text:span text:style-name="T35">print</text:span><text:span text:style-name="T39">"number 1!"</text:span><text:span text:style-name="T31"> </text:span><text:span text:style-name="T25">end</text:span><text:span text:style-name="T31">,</text:span></text:p>
      <text:p text:style-name="P17"><text:s text:c="2"/><text:span text:style-name="T31">[2] = </text:span><text:span text:style-name="T35">math.sin</text:span><text:span text:style-name="T31">,</text:span></text:p>
      <text:p text:style-name="P17"><text:s text:c="2"/><text:span text:style-name="T31">[</text:span><text:span text:style-name="T25">false</text:span><text:span text:style-name="T31">] = </text:span><text:span text:style-name="T25">function</text:span><text:span text:style-name="T31"> (a) </text:span><text:span text:style-name="T25">return</text:span><text:span text:style-name="T31"> </text:span><text:span text:style-name="T25">function</text:span><text:span text:style-name="T31"> (b) </text:span><text:span text:style-name="T25">return</text:span><text:span text:style-name="T31"> (a </text:span><text:span text:style-name="T25">or</text:span><text:span text:style-name="T31"> b) </text:span><text:span text:style-name="T25">and</text:span><text:span text:style-name="T31"> </text:span><text:span text:style-name="T25">not</text:span><text:span text:style-name="T31"> (a </text:span><text:span text:style-name="T25">and</text:span><text:span text:style-name="T31"> b) </text:span><text:span text:style-name="T25">end</text:span><text:span text:style-name="T31"> </text:span><text:span text:style-name="T25">end</text:span><text:span text:style-name="T31">,</text:span></text:p>
      <text:p text:style-name="P17"><text:s text:c="2"/><text:span text:style-name="T31">Default = </text:span><text:span text:style-name="T25">function</text:span><text:span text:style-name="T31"> (x) </text:span><text:span text:style-name="T35">print</text:span><text:span text:style-name="T39">"Look, Mom, I can differentiate types!"</text:span><text:span text:style-name="T31"> </text:span><text:span text:style-name="T25">end</text:span><text:span text:style-name="T31">, </text:span><text:span text:style-name="T43">-- ["Default"] ;)</text:span></text:p>
      <text:p text:style-name="P17"><text:s text:c="2"/><text:span text:style-name="T31">[Default] = </text:span><text:span text:style-name="T35">print</text:span><text:span text:style-name="T31">,</text:span></text:p>
      <text:p text:style-name="P17"><text:s text:c="2"/><text:span text:style-name="T31">[Nil] = </text:span><text:span text:style-name="T25">function</text:span><text:span text:style-name="T31"> () </text:span><text:span text:style-name="T35">print</text:span><text:span text:style-name="T39">"I must've left it in my other jeans."</text:span><text:span text:style-name="T31"> </text:span><text:span text:style-name="T25">end</text:span><text:span text:style-name="T31">,</text:span></text:p>
      <text:p text:style-name="P13"><text:soft-page-break/>}</text:p>
      <text:p text:style-name="P29">I can't say anything for its resource usage, however, especially compared to other examples here.</text:p>
      <text:h text:style-name="P3" text:outline-level="3">Using vararg function to build case list</text:h>
      <text:p text:style-name="P29">In the interest of more 'stupid Lua tricks', here's yet another implementation: (Edit: It is necessary that the default functionality is put last in the ... parameter)</text:p>
      <text:p text:style-name="P16"><text:span text:style-name="T29">function</text:span> switch(n, ...)</text:p>
      <text:p text:style-name="P17"><text:s text:c="2"/><text:span text:style-name="T25">for</text:span><text:span text:style-name="T31"> _,v </text:span><text:span text:style-name="T25">in</text:span><text:span text:style-name="T31"> </text:span><text:span text:style-name="T35">ipairs</text:span><text:span text:style-name="T31"> {...} </text:span><text:span text:style-name="T25">do</text:span></text:p>
      <text:p text:style-name="P17"><text:s text:c="4"/><text:span text:style-name="T25">if</text:span><text:span text:style-name="T31"> v[1] == n </text:span><text:span text:style-name="T25">or</text:span><text:span text:style-name="T31"> v[1] == </text:span><text:span text:style-name="T25">nil</text:span><text:span text:style-name="T31"> </text:span><text:span text:style-name="T25">then</text:span></text:p>
      <text:p text:style-name="P17"><text:s text:c="6"/><text:span text:style-name="T25">return</text:span><text:span text:style-name="T31"> v[2]()</text:span></text:p>
      <text:p text:style-name="P17"><text:s text:c="4"/><text:span text:style-name="T25">end</text:span></text:p>
      <text:p text:style-name="P17"><text:s text:c="2"/><text:span text:style-name="T25">end</text:span></text:p>
      <text:p text:style-name="P18">end</text:p>
      <text:p text:style-name="P20"/>
      <text:p text:style-name="P16"><text:span text:style-name="T29">function</text:span> case(n,f)</text:p>
      <text:p text:style-name="P17"><text:s text:c="2"/><text:span text:style-name="T25">return</text:span><text:span text:style-name="T31"> {n,f}</text:span></text:p>
      <text:p text:style-name="P18">end</text:p>
      <text:p text:style-name="P20"/>
      <text:p text:style-name="P16"><text:span text:style-name="T29">function</text:span> default(f)</text:p>
      <text:p text:style-name="P17"><text:s text:c="2"/><text:span text:style-name="T25">return</text:span><text:span text:style-name="T31"> {</text:span><text:span text:style-name="T25">nil</text:span><text:span text:style-name="T31">,f}</text:span></text:p>
      <text:p text:style-name="P15">end</text:p>
      <text:p text:style-name="P29">Example usage:</text:p>
      <text:p text:style-name="P16">switch( action,</text:p>
      <text:p text:style-name="P17"><text:s text:c="2"/><text:span text:style-name="T31">case( 1, </text:span><text:span text:style-name="T25">function</text:span><text:span text:style-name="T31">() </text:span><text:span text:style-name="T35">print</text:span><text:span text:style-name="T31">(</text:span><text:span text:style-name="T39">"one"</text:span><text:span text:style-name="T31">) <text:s text:c="4"/></text:span><text:span text:style-name="T25">end</text:span><text:span text:style-name="T31">),</text:span></text:p>
      <text:p text:style-name="P17"><text:s text:c="2"/><text:span text:style-name="T31">case( 2, </text:span><text:span text:style-name="T25">function</text:span><text:span text:style-name="T31">() </text:span><text:span text:style-name="T35">print</text:span><text:span text:style-name="T31">(</text:span><text:span text:style-name="T39">"two"</text:span><text:span text:style-name="T31">) <text:s text:c="4"/></text:span><text:span text:style-name="T25">end</text:span><text:span text:style-name="T31">),</text:span></text:p>
      <text:p text:style-name="P17"><text:s text:c="2"/><text:span text:style-name="T31">case( 3, </text:span><text:span text:style-name="T25">function</text:span><text:span text:style-name="T31">() </text:span><text:span text:style-name="T35">print</text:span><text:span text:style-name="T31">(</text:span><text:span text:style-name="T39">"three"</text:span><text:span text:style-name="T31">) <text:s text:c="2"/></text:span><text:span text:style-name="T25">end</text:span><text:span text:style-name="T31">),</text:span></text:p>
      <text:p text:style-name="P17"><text:s text:c="2"/><text:span text:style-name="T31">default( </text:span><text:span text:style-name="T25">function</text:span><text:span text:style-name="T31">() </text:span><text:span text:style-name="T35">print</text:span><text:span text:style-name="T31">(</text:span><text:span text:style-name="T39">"default"</text:span><text:span text:style-name="T31">) </text:span><text:span text:style-name="T25">end</text:span><text:span text:style-name="T31">)</text:span></text:p>
      <text:p text:style-name="P14"><text:s text:c="2"/><text:span text:style-name="T31">)</text:span></text:p>
      <text:h text:style-name="P3" text:outline-level="3">Case expression types other than just matching a value</text:h>
      <text:p text:style-name="P28"><text:span text:style-name="T8">Here's one from TheGreyKnight</text:span><text:a xlink:type="simple" xlink:href="http://lua-users.org/cgi-bin/wiki.pl?action=edit&amp;id=TheGreyKnight" text:style-name="Internet_20_link" text:visited-style-name="Visited_20_Internet_20_Link"><text:span text:style-name="T18">?</text:span></text:a><text:span text:style-name="T8">, which can handle cases representing ranges, lists and default actions. It also supports mismatch cases and fall-through (ie, continue with the next statement). The part that checks for the "-fall" suffix could probably be made more efficient, but I think this version is easier to read. The functions which are used as the bodies of the cases are passed a single parameter, which is the final form of the switch expression (a feature I've longed for in switches for ages) The supporting functions contain(x, valueList) and range(x, numberPair) merely test whether or not x is a value in the table valueList or a number in the closed range specified by the two elements of numberPair.</text:span></text:p>
      <text:p text:style-name="P16"><text:span text:style-name="T29">function</text:span> switch(term, cases)</text:p>
      <text:p text:style-name="P17"><text:s text:c="2"/><text:span text:style-name="T35">assert</text:span><text:span text:style-name="T31">(</text:span><text:span text:style-name="T35">type</text:span><text:span text:style-name="T31">(cases) == </text:span><text:span text:style-name="T39">"table"</text:span><text:span text:style-name="T31">)</text:span></text:p>
      <text:p text:style-name="P17"><text:s text:c="2"/><text:span text:style-name="T25">local</text:span><text:span text:style-name="T31"> casetype, caseparm, casebody</text:span></text:p>
      <text:p text:style-name="P17"><text:s text:c="2"/><text:span text:style-name="T25">for</text:span><text:span text:style-name="T31"> i,case </text:span><text:span text:style-name="T25">in</text:span><text:span text:style-name="T31"> </text:span><text:span text:style-name="T35">ipairs</text:span><text:span text:style-name="T31">(cases) </text:span><text:span text:style-name="T25">do</text:span></text:p>
      <text:p text:style-name="P17"><text:s text:c="4"/><text:span text:style-name="T35">assert</text:span><text:span text:style-name="T31">(</text:span><text:span text:style-name="T35">type</text:span><text:span text:style-name="T31">(case) == </text:span><text:span text:style-name="T39">"table"</text:span><text:span text:style-name="T31"> </text:span><text:span text:style-name="T25">and</text:span><text:span text:style-name="T31"> count(case) == 3)</text:span></text:p>
      <text:p text:style-name="P17"><text:s text:c="4"/><text:span text:style-name="T31">casetype,caseparm,casebody = case[1],case[2],case[3]</text:span></text:p>
      <text:p text:style-name="P17"><text:s text:c="4"/><text:span text:style-name="T35">assert</text:span><text:span text:style-name="T31">(</text:span><text:span text:style-name="T35">type</text:span><text:span text:style-name="T31">(casetype) == </text:span><text:span text:style-name="T39">"string"</text:span><text:span text:style-name="T31"> </text:span><text:span text:style-name="T25">and</text:span><text:span text:style-name="T31"> </text:span><text:span text:style-name="T35">type</text:span><text:span text:style-name="T31">(casebody) == </text:span><text:span text:style-name="T39">"function"</text:span><text:span text:style-name="T31">)</text:span></text:p>
      <text:p text:style-name="P17"><text:s text:c="4"/><text:span text:style-name="T25">if</text:span></text:p>
      <text:p text:style-name="P17"><text:s text:c="8"/><text:span text:style-name="T31">(casetype == </text:span><text:span text:style-name="T39">"default"</text:span><text:span text:style-name="T31">)</text:span></text:p>
      <text:p text:style-name="P17"><text:s text:c="6"/><text:span text:style-name="T25">or</text:span><text:span text:style-name="T31"> <text:s/>((casetype == </text:span><text:span text:style-name="T39">"eq"</text:span><text:span text:style-name="T31"> </text:span><text:span text:style-name="T25">or</text:span><text:span text:style-name="T31"> casetype==</text:span><text:span text:style-name="T39">""</text:span><text:span text:style-name="T31">) </text:span><text:span text:style-name="T25">and</text:span><text:span text:style-name="T31"> caseparm == term)</text:span></text:p>
      <text:p text:style-name="P17"><text:s text:c="6"/><text:span text:style-name="T25">or</text:span><text:span text:style-name="T31"> <text:s/>((casetype == </text:span><text:span text:style-name="T39">"!eq"</text:span><text:span text:style-name="T31"> </text:span><text:span text:style-name="T25">or</text:span><text:span text:style-name="T31"> casetype==</text:span><text:span text:style-name="T39">"!"</text:span><text:span text:style-name="T31">) </text:span><text:span text:style-name="T25">and</text:span><text:span text:style-name="T31"> </text:span><text:span text:style-name="T25">not</text:span><text:span text:style-name="T31"> caseparm == term)</text:span></text:p>
      <text:p text:style-name="P17"><text:s text:c="6"/><text:span text:style-name="T25">or</text:span><text:span text:style-name="T31"> <text:s/>(casetype == </text:span><text:span text:style-name="T39">"in"</text:span><text:span text:style-name="T31"> </text:span><text:span text:style-name="T25">and</text:span><text:span text:style-name="T31"> contain(term, caseparm))</text:span></text:p>
      <text:p text:style-name="P17"><text:s text:c="6"/><text:span text:style-name="T25">or</text:span><text:span text:style-name="T31"> <text:s/>(casetype == </text:span><text:span text:style-name="T39">"!in"</text:span><text:span text:style-name="T31"> </text:span><text:span text:style-name="T25">and</text:span><text:span text:style-name="T31"> </text:span><text:span text:style-name="T25">not</text:span><text:span text:style-name="T31"> contain(term, caseparm))</text:span></text:p>
      <text:p text:style-name="P17"><text:s text:c="6"/><text:span text:style-name="T25">or</text:span><text:span text:style-name="T31"> <text:s/>(casetype == </text:span><text:span text:style-name="T39">"range"</text:span><text:span text:style-name="T31"> </text:span><text:span text:style-name="T25">and</text:span><text:span text:style-name="T31"> range(term, caseparm))</text:span></text:p>
      <text:p text:style-name="P17"><text:s text:c="6"/><text:span text:style-name="T25">or</text:span><text:span text:style-name="T31"> <text:s/>(casetype == </text:span><text:span text:style-name="T39">"!range"</text:span><text:span text:style-name="T31"> </text:span><text:span text:style-name="T25">and</text:span><text:span text:style-name="T31"> </text:span><text:span text:style-name="T25">not</text:span><text:span text:style-name="T31"> range(term, caseparm))</text:span></text:p>
      <text:p text:style-name="P17"><text:s text:c="4"/><text:span text:style-name="T25">then</text:span></text:p>
      <text:p text:style-name="P17"><text:s text:c="6"/><text:span text:style-name="T25">return</text:span><text:span text:style-name="T31"> casebody(term)</text:span></text:p>
      <text:p text:style-name="P17"><text:s text:c="4"/><text:span text:style-name="T25">else</text:span><text:span text:style-name="T31"> </text:span><text:span text:style-name="T25">if</text:span></text:p>
      <text:p text:style-name="P17"><text:s text:c="8"/><text:span text:style-name="T31">(casetype == </text:span><text:span text:style-name="T39">"default-fall"</text:span><text:span text:style-name="T31">)</text:span></text:p>
      <text:p text:style-name="P17"><text:s text:c="6"/><text:span text:style-name="T25">or</text:span><text:span text:style-name="T31"> <text:s/>((casetype == </text:span><text:span text:style-name="T39">"eq-fall"</text:span><text:span text:style-name="T31"> </text:span><text:span text:style-name="T25">or</text:span><text:span text:style-name="T31"> casetype == </text:span><text:span text:style-name="T39">"fall"</text:span><text:span text:style-name="T31">) </text:span><text:span text:style-name="T25">and</text:span><text:span text:style-name="T31"> caseparm == term)</text:span></text:p>
      <text:p text:style-name="P17"><text:s text:c="6"/><text:span text:style-name="T25">or</text:span><text:span text:style-name="T31"> <text:s/>((casetype == </text:span><text:span text:style-name="T39">"!eq-fall"</text:span><text:span text:style-name="T31"> </text:span><text:span text:style-name="T25">or</text:span><text:span text:style-name="T31"> casetype == </text:span><text:span text:style-name="T39">"!-fall"</text:span><text:span text:style-name="T31">) </text:span><text:span text:style-name="T25">and</text:span><text:span text:style-name="T31"> </text:span><text:span text:style-name="T25">not</text:span><text:span text:style-name="T31"> caseparm == term)</text:span></text:p>
      <text:p text:style-name="P17"><text:s text:c="6"/><text:span text:style-name="T25">or</text:span><text:span text:style-name="T31"> <text:s/>(casetype == </text:span><text:span text:style-name="T39">"in-fall"</text:span><text:span text:style-name="T31"> </text:span><text:span text:style-name="T25">and</text:span><text:span text:style-name="T31"> contain(term, caseparm))</text:span></text:p>
      <text:p text:style-name="P17"><text:s text:c="6"/><text:span text:style-name="T25">or</text:span><text:span text:style-name="T31"> <text:s/>(casetype == </text:span><text:span text:style-name="T39">"!in-fall"</text:span><text:span text:style-name="T31"> </text:span><text:span text:style-name="T25">and</text:span><text:span text:style-name="T31"> </text:span><text:span text:style-name="T25">not</text:span><text:span text:style-name="T31"> contain(term, caseparm))</text:span></text:p>
      <text:p text:style-name="P17"><text:s text:c="6"/><text:span text:style-name="T25">or</text:span><text:span text:style-name="T31"> <text:s/>(casetype == </text:span><text:span text:style-name="T39">"range-fall"</text:span><text:span text:style-name="T31"> </text:span><text:span text:style-name="T25">and</text:span><text:span text:style-name="T31"> range(term, caseparm))</text:span></text:p>
      <text:p text:style-name="P17"><text:s text:c="6"/><text:span text:style-name="T25">or</text:span><text:span text:style-name="T31"> <text:s/>(casetype == </text:span><text:span text:style-name="T39">"!range-fall"</text:span><text:span text:style-name="T31"> </text:span><text:span text:style-name="T25">and</text:span><text:span text:style-name="T31"> </text:span><text:span text:style-name="T25">not</text:span><text:span text:style-name="T31"> range(term, caseparm))</text:span></text:p>
      <text:p text:style-name="P17"><text:s text:c="4"/><text:span text:style-name="T25">then</text:span></text:p>
      <text:p text:style-name="P17"><text:s text:c="6"/><text:span text:style-name="T31">casebody(term)</text:span></text:p>
      <text:p text:style-name="P17"><text:s text:c="4"/><text:span text:style-name="T25">end</text:span><text:span text:style-name="T31"> </text:span><text:span text:style-name="T25">end</text:span></text:p>
      <text:p text:style-name="P17"><text:s text:c="2"/><text:span text:style-name="T25">end</text:span></text:p>
      <text:p text:style-name="P15">end</text:p>
      <text:p text:style-name="P29">Example Usage:</text:p>
      <text:p text:style-name="P16">switch( <text:span text:style-name="T33">string.lower</text:span>(slotname), {</text:p>
      <text:p text:style-name="P17"><text:soft-page-break/><text:s text:c="2"/><text:span text:style-name="T31">{</text:span><text:span text:style-name="T39">""</text:span><text:span text:style-name="T31">, </text:span><text:span text:style-name="T39">"sk"</text:span><text:span text:style-name="T31">, </text:span><text:span text:style-name="T25">function</text:span><text:span text:style-name="T31">(_)</text:span></text:p>
      <text:p text:style-name="P17"><text:s text:c="4"/><text:span text:style-name="T31">PLAYER.sk = PLAYER.sk+1</text:span></text:p>
      <text:p text:style-name="P17"><text:s text:c="2"/><text:span text:style-name="T25">end</text:span><text:span text:style-name="T31"> },</text:span></text:p>
      <text:p text:style-name="P17"><text:s text:c="2"/><text:span text:style-name="T31">{</text:span><text:span text:style-name="T39">"in"</text:span><text:span text:style-name="T31">, {</text:span><text:span text:style-name="T39">"str"</text:span><text:span text:style-name="T31">,</text:span><text:span text:style-name="T39">"int"</text:span><text:span text:style-name="T31">,</text:span><text:span text:style-name="T39">"agl"</text:span><text:span text:style-name="T31">,</text:span><text:span text:style-name="T39">"cha"</text:span><text:span text:style-name="T31">,</text:span><text:span text:style-name="T39">"lck"</text:span><text:span text:style-name="T31">,</text:span><text:span text:style-name="T39">"con"</text:span><text:span text:style-name="T31">,</text:span><text:span text:style-name="T39">"mhp"</text:span><text:span text:style-name="T31">,</text:span><text:span text:style-name="T39">"mpp"</text:span><text:span text:style-name="T31">}, </text:span><text:span text:style-name="T25">function</text:span><text:span text:style-name="T31">(_)</text:span></text:p>
      <text:p text:style-name="P17"><text:s text:c="4"/><text:span text:style-name="T31">PLAYER.st[_] = PLAYER.st[_]+1</text:span></text:p>
      <text:p text:style-name="P17"><text:s text:c="2"/><text:span text:style-name="T25">end</text:span><text:span text:style-name="T31"> },</text:span></text:p>
      <text:p text:style-name="P17"><text:s text:c="2"/><text:span text:style-name="T31">{</text:span><text:span text:style-name="T39">"default"</text:span><text:span text:style-name="T31">, </text:span><text:span text:style-name="T39">""</text:span><text:span text:style-name="T31">, </text:span><text:span text:style-name="T25">function</text:span><text:span text:style-name="T31">(_)</text:span><text:span text:style-name="T25">end</text:span><text:span text:style-name="T31">} </text:span><text:span text:style-name="T43">--ie, do nothing</text:span></text:p>
      <text:p text:style-name="P13">})</text:p>
      <text:h text:style-name="P2" text:outline-level="2">Another form</text:h>
      <text:p text:style-name="P16"><text:span text:style-name="T29">function</text:span> switch (self, value, tbl, default)</text:p>
      <text:p text:style-name="P17"><text:s text:c="4"/><text:span text:style-name="T25">local</text:span><text:span text:style-name="T31"> f = tbl[value] </text:span><text:span text:style-name="T25">or</text:span><text:span text:style-name="T31"> default</text:span></text:p>
      <text:p text:style-name="P17"><text:s text:c="4"/><text:span text:style-name="T35">assert</text:span><text:span text:style-name="T31">(f~=</text:span><text:span text:style-name="T25">nil</text:span><text:span text:style-name="T31">)</text:span></text:p>
      <text:p text:style-name="P17"><text:s text:c="4"/><text:span text:style-name="T25">if</text:span><text:span text:style-name="T31"> </text:span><text:span text:style-name="T35">type</text:span><text:span text:style-name="T31">(f) ~= </text:span><text:span text:style-name="T39">"function"</text:span><text:span text:style-name="T31"> </text:span><text:span text:style-name="T25">then</text:span><text:span text:style-name="T31"> f = tbl[f] </text:span><text:span text:style-name="T25">end</text:span></text:p>
      <text:p text:style-name="P17"><text:s text:c="4"/><text:span text:style-name="T35">assert</text:span><text:span text:style-name="T31">(f~=</text:span><text:span text:style-name="T25">nil</text:span><text:span text:style-name="T31"> </text:span><text:span text:style-name="T25">and</text:span><text:span text:style-name="T31"> </text:span><text:span text:style-name="T35">type</text:span><text:span text:style-name="T31">(f) == </text:span><text:span text:style-name="T39">"function"</text:span><text:span text:style-name="T31">)</text:span></text:p>
      <text:p text:style-name="P17"><text:s text:c="4"/><text:span text:style-name="T25">return</text:span><text:span text:style-name="T31"> f(self,value)</text:span></text:p>
      <text:p text:style-name="P15">end</text:p>
      <text:p text:style-name="P28"><text:span text:style-name="T8">It avoids repeating functions, since if tbl's entry is a string/number, it follows this value as the case to seek for. I would call this </text:span><text:span text:style-name="Emphasis"><text:span text:style-name="T28">multiple case statements</text:span></text:span><text:span text:style-name="T8">. Example usage:</text:span></text:p>
      <text:p text:style-name="P16"><text:span text:style-name="T29">local</text:span> tbl = {hello = <text:span text:style-name="T29">function</text:span>(name,value) <text:span text:style-name="T33">print</text:span>(value .. <text:span text:style-name="T37">" "</text:span> .. name .. <text:span text:style-name="T37">"!"</text:span>) <text:span text:style-name="T29">end</text:span>,</text:p>
      <text:p text:style-name="P16">bonjour = <text:span text:style-name="T37">"hello"</text:span>, [<text:span text:style-name="T37">"Guten Tag"</text:span>] = <text:span text:style-name="T37">"hello"</text:span>}</text:p>
      <text:p text:style-name="P20"/>
      <text:p text:style-name="P16">switch(<text:span text:style-name="T37">"Steven"</text:span>,<text:span text:style-name="T37">"hello"</text:span>,tbl,<text:span text:style-name="T29">nil</text:span>) <text:span text:style-name="T41">-- prints 'hello Steven!'</text:span></text:p>
      <text:p text:style-name="P16">switch(<text:span text:style-name="T37">"Jean"</text:span>,<text:span text:style-name="T37">"bonjour"</text:span>,tbl,<text:span text:style-name="T29">nil</text:span>) <text:span text:style-name="T41">-- prints 'bonjour Jean!'</text:span></text:p>
      <text:p text:style-name="P13">switch(<text:span text:style-name="T37">"Mark"</text:span>,<text:span text:style-name="T37">"gracias"</text:span>,tbl,<text:span text:style-name="T29">function</text:span>(name,val) <text:span text:style-name="T33">print</text:span>(<text:span text:style-name="T37">"sorry "</text:span> .. name .. <text:span text:style-name="T37">"!"</text:span>) <text:span text:style-name="T29">end</text:span>) <text:span text:style-name="T41">-- prints 'sorry Mark!'</text:span></text:p>
      <text:h text:style-name="P2" text:outline-level="2">A Case Statement implemented with Token Filter Macros</text:h>
      <text:p text:style-name="P28"><text:span text:style-name="T8">My feeling is that </text:span><text:span text:style-name="Source_20_Text"><text:span text:style-name="T14">switch</text:span></text:span><text:span text:style-name="T13"> </text:span><text:span text:style-name="T8">is the wrong model, but that we should look at Pascal's </text:span><text:span text:style-name="Source_20_Text"><text:span text:style-name="T14">case</text:span></text:span><text:span text:style-name="T13"> </text:span><text:span text:style-name="T8">statement as more appropriate inspiration. Here are some possible forms:</text:span></text:p>
      <text:p text:style-name="P8"><text:s text:c="4"/><text:span text:style-name="T1">case (k)</text:span></text:p>
      <text:p text:style-name="P4"><text:s text:c="6"/><text:span text:style-name="T1">is 10,11: </text:span><text:span text:style-name="T30">return</text:span><text:span text:style-name="T1"> 1</text:span></text:p>
      <text:p text:style-name="P4"><text:s text:c="6"/><text:span text:style-name="T1">is 12: </text:span><text:span text:style-name="T30">return</text:span><text:span text:style-name="T1"> 2</text:span></text:p>
      <text:p text:style-name="P4"><text:s text:c="6"/><text:span text:style-name="T1">is 13 .. 16: </text:span><text:span text:style-name="T30">return</text:span><text:span text:style-name="T1"> 3 <text:s text:c="6"/></text:span></text:p>
      <text:p text:style-name="P4"><text:s text:c="6"/><text:span text:style-name="T30">else</text:span><text:span text:style-name="T1"> </text:span><text:span text:style-name="T30">return</text:span><text:span text:style-name="T1"> 4</text:span></text:p>
      <text:p text:style-name="P4"><text:s text:c="4"/><text:span text:style-name="T1">endcase</text:span></text:p>
      <text:p text:style-name="P4"><text:s text:c="4"/><text:span text:style-name="T1">......</text:span></text:p>
      <text:p text:style-name="P4"><text:s text:c="4"/><text:span text:style-name="T1">case(s)</text:span></text:p>
      <text:p text:style-name="P4"><text:s text:c="8"/><text:span text:style-name="T1">matches </text:span><text:span text:style-name="T40">'^hell'</text:span><text:span text:style-name="T1">: </text:span><text:span text:style-name="T30">return</text:span><text:span text:style-name="T1"> 5</text:span></text:p>
      <text:p text:style-name="P4"><text:s text:c="8"/><text:span text:style-name="T1">matches </text:span><text:span text:style-name="T40">'(%d+)%s+(%d+)'</text:span><text:span text:style-name="T1">,result:</text:span></text:p>
      <text:p text:style-name="P4"><text:s text:c="12"/><text:span text:style-name="T30">return</text:span><text:span text:style-name="T1"> </text:span><text:span text:style-name="T36">tonumber</text:span><text:span text:style-name="T1">(result[1])+</text:span><text:span text:style-name="T36">tonumber</text:span><text:span text:style-name="T1">(result[2])</text:span></text:p>
      <text:p text:style-name="P4"><text:s text:c="8"/><text:span text:style-name="T30">else</text:span><text:span text:style-name="T1"> </text:span><text:span text:style-name="T30">return</text:span><text:span text:style-name="T1"> 0</text:span></text:p>
      <text:p text:style-name="P21"><text:s text:c="4"/><text:span text:style-name="T1">endcase</text:span></text:p>
      <text:p text:style-name="P28"><text:span text:style-name="T8">You can provide a number of values after </text:span><text:span text:style-name="Source_20_Text"><text:span text:style-name="T8">is</text:span></text:span><text:span text:style-name="T8">, and even provide a range of values. </text:span><text:span text:style-name="Source_20_Text"><text:span text:style-name="T8">matches</text:span></text:span><text:span text:style-name="T8"> is string-specific, and can take an extra parameter which is filled with the resulting captures.</text:span></text:p>
      <text:p text:style-name="P28"><text:span text:style-name="T8">This </text:span><text:span text:style-name="Source_20_Text"><text:span text:style-name="T8">case</text:span></text:span><text:span text:style-name="T8"> statement is a little bit of syntactical sugar over a chain of </text:span><text:span text:style-name="Source_20_Text"><text:span text:style-name="T8">elseif</text:span></text:span><text:span text:style-name="T8"> statements, so its efficiency is the same.</text:span></text:p>
      <text:p text:style-name="P28"><text:span text:style-name="T8">This is implementable using token filter macros (see </text:span><text:a xlink:type="simple" xlink:href="http://lua-users.org/wiki/LuaMacros" text:style-name="Internet_20_link" text:visited-style-name="Visited_20_Internet_20_Link"><text:span text:style-name="T18">LuaMacros</text:span></text:a><text:span text:style-name="T8">; the source contains an example implementation), so people can get a feeling for its use in practice. Unfortunately, there is a gotcha; Lua complains of a malformed number if there is no whitespace around </text:span><text:span text:style-name="Source_20_Text"><text:span text:style-name="T8">..</text:span></text:span><text:span text:style-name="T8">. Also </text:span><text:span text:style-name="Source_20_Text"><text:span text:style-name="T8">result</text:span></text:span><text:span text:style-name="T8"> has to be global.</text:span></text:p>
      <text:h text:style-name="P2" text:outline-level="2">Metalua's pattern matching</text:h>
      <text:p text:style-name="P28"><text:a xlink:type="simple" xlink:href="http://lua-users.org/wiki/MetaLua" text:style-name="Internet_20_link" text:visited-style-name="Visited_20_Internet_20_Link"><text:span text:style-name="T18">MetaLua</text:span></text:a><text:span text:style-name="T8"> comes with an extension that performs structural pattern matching, of which switch/case is just a special case. The example above would read:</text:span></text:p>
      <text:p text:style-name="P8"><text:s text:c="4"/><text:span text:style-name="T1">-{ extension </text:span><text:span text:style-name="T40">'match'</text:span><text:span text:style-name="T1"> } </text:span><text:span text:style-name="T44">-- load the syntax extension module</text:span></text:p>
      <text:p text:style-name="P4"><text:s text:c="4"/><text:span text:style-name="T1">match k with</text:span></text:p>
      <text:p text:style-name="P4"><text:s text:c="4"/><text:span text:style-name="T1">| 10 | 11 <text:s text:c="13"/>-&gt; </text:span><text:span text:style-name="T30">return</text:span><text:span text:style-name="T1"> 1</text:span></text:p>
      <text:p text:style-name="P4"><text:s text:c="4"/><text:span text:style-name="T1">| 12 <text:s text:c="18"/>-&gt; </text:span><text:span text:style-name="T30">return</text:span><text:span text:style-name="T1"> 2</text:span></text:p>
      <text:p text:style-name="P4"><text:s text:c="4"/><text:span text:style-name="T1">| i </text:span><text:span text:style-name="T30">if</text:span><text:span text:style-name="T1"> 13&lt;=i </text:span><text:span text:style-name="T30">and</text:span><text:span text:style-name="T1"> i&lt;=16 -&gt; </text:span><text:span text:style-name="T30">return</text:span><text:span text:style-name="T1"> i-10 </text:span><text:span text:style-name="T44">-- was 3 originally, but it'd a shame not to use bindings!</text:span></text:p>
      <text:p text:style-name="P4"><text:s text:c="4"/><text:span text:style-name="T1">| _ <text:s text:c="19"/>-&gt; </text:span><text:span text:style-name="T30">return</text:span><text:span text:style-name="T1"> 4</text:span></text:p>
      <text:p text:style-name="P21"><text:s text:c="4"/><text:span text:style-name="T30">end</text:span></text:p>
      <text:p text:style-name="P29">No special handling currently exists for regular expressions string matching, although it can be worked around by guards. Proper support can be added quite easily, and will likely be included in a future release.</text:p>
      <text:p text:style-name="P29">Relevant resources:</text:p>
      <text:p text:style-name="P28"><text:span text:style-name="T8">* Step-by-step tutorial about implementing a pattern matching extension</text:span><text:a xlink:type="simple" xlink:href="http://metalua.luaforge.net/metalua-manual.html#htoc73" text:style-name="Internet_20_link" text:visited-style-name="Visited_20_Internet_20_Link"><text:span text:style-name="T18">[3]</text:span></text:a><text:span text:style-name="T8">, and the corresponding sources</text:span><text:a xlink:type="simple" xlink:href="http://metalua.luaforge.net/src/samples/tutorial-match.lua.html" text:style-name="Internet_20_link" text:visited-style-name="Visited_20_Internet_20_Link"><text:span text:style-name="T18">[4]</text:span></text:a><text:span text:style-name="T8">.</text:span></text:p>
      <text:p text:style-name="P28"><text:span text:style-name="T8">* The latest optimized implementation</text:span><text:a xlink:type="simple" xlink:href="http://metalua.luaforge.net/src/lib/ext-syntax/match.lua.html" text:style-name="Internet_20_link" text:visited-style-name="Visited_20_Internet_20_Link"><text:span text:style-name="T18">[5]</text:span></text:a></text:p>
      <text:h text:style-name="P2" text:outline-level="2"><text:soft-page-break/>Object Oriented Approach</text:h>
      <text:p text:style-name="P28"><text:span text:style-name="T8">You can find full code in </text:span><text:a xlink:type="simple" xlink:href="http://lua-users.org/wiki/SwitchObject" text:style-name="Internet_20_link" text:visited-style-name="Visited_20_Internet_20_Link"><text:span text:style-name="T18">SwitchObject</text:span></text:a><text:span text:style-name="T8">.</text:span></text:p>
      <text:p text:style-name="P9"><text:span text:style-name="T29">local</text:span> fn = <text:span text:style-name="T29">function</text:span>(a, b) <text:span text:style-name="T33">print</text:span>(<text:span text:style-name="T33">tostring</text:span>(a) .. <text:span text:style-name="T37">' in '</text:span> .. <text:span text:style-name="T33">tostring</text:span>(b)) <text:span text:style-name="T29">end</text:span></text:p>
      <text:p text:style-name="P5"><text:span text:style-name="T29">local</text:span> casefn = <text:span text:style-name="T29">function</text:span>(a)</text:p>
      <text:p text:style-name="P4"><text:s text:c="8"/><text:span text:style-name="T30">if</text:span><text:span text:style-name="T1"> </text:span><text:span text:style-name="T36">type</text:span><text:span text:style-name="T1">(a) == </text:span><text:span text:style-name="T40">'number'</text:span><text:span text:style-name="T1"> </text:span><text:span text:style-name="T30">then</text:span></text:p>
      <text:p text:style-name="P4"><text:s text:c="16"/><text:span text:style-name="T30">return</text:span><text:span text:style-name="T1"> (a &gt; 10)</text:span></text:p>
      <text:p text:style-name="P4"><text:s text:c="8"/><text:span text:style-name="T30">end</text:span></text:p>
      <text:p text:style-name="P6">end</text:p>
      <text:p text:style-name="P5"><text:span text:style-name="T29">local</text:span> s = switch()</text:p>
      <text:p text:style-name="P5">s:case(0, fn)</text:p>
      <text:p text:style-name="P5">s:case({1,2,3,4}, fn)</text:p>
      <text:p text:style-name="P5">s:case(casefn, fn)</text:p>
      <text:p text:style-name="P5">s:case({<text:span text:style-name="T37">'banana'</text:span>, <text:span text:style-name="T37">'kiwi'</text:span>, <text:span text:style-name="T37">'coconut'</text:span>}, fn)</text:p>
      <text:p text:style-name="P5">s:default(fn)</text:p>
      <text:p text:style-name="P7"/>
      <text:p text:style-name="P22">s:test(<text:span text:style-name="T37">'kiwi'</text:span>) <text:span text:style-name="T41">-- this does the actual job</text:span></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Times New Roman" svg:font-family="'Times New Roman'"/>
    <style:font-face style:name="Verdana" svg:font-family="Verdana, Geneva, sans-serif"/>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DejaVu Serif" fo:font-family="'DejaVu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08:20:48.319451163</meta:creation-date>
    <dc:date>2021-07-11T08:23:24.556886168</dc:date>
    <meta:editing-duration>PT2M36S</meta:editing-duration>
    <meta:editing-cycles>1</meta:editing-cycles>
    <meta:document-statistic meta:table-count="0" meta:image-count="0" meta:object-count="0" meta:page-count="7" meta:paragraph-count="360" meta:word-count="2433" meta:character-count="15560" meta:non-whitespace-character-count="12412"/>
    <meta:generator>LibreOffice/7.1.4.2$Linux_X86_64 LibreOffice_project/10$Build-2</meta:generator>
  </office:meta>
</office:document-meta>
</file>